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7.664cm"/>
    </style:style>
    <style:style style:name="gr2" style:family="graphic" style:parent-style-name="standard">
      <style:graphic-properties draw:fill="solid" draw:fill-color="#eeeeee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85cm" fo:min-width="10.7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6cm" fo:min-width="4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2.65cm" fo:min-width="13.8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3.05cm" fo:min-width="8.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5.0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2.85cm" fo:min-width="8.7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8cm" fo:min-width="4.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25cm" fo:min-width="8.1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5.4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2.6cm" fo:min-width="5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65cm" fo:min-width="6.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5.6cm"/>
    </style:style>
    <style:style style:name="gr19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20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45cm" fo:min-width="7.8cm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1.4cm" fo:min-width="3.42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7cm" fo:min-width="4.05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2.25cm" fo:min-width="11.5cm"/>
    </style:style>
    <style:style style:name="gr25" style:family="graphic" style:parent-style-name="standard">
      <style:graphic-properties draw:fill="solid" draw:fill-color="#eeeeee" draw:textarea-horizontal-align="justify" draw:textarea-vertical-align="middle" draw:auto-grow-height="false" fo:min-height="2.25cm" fo:min-width="13.5cm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.95cm" fo:min-width="12.6cm"/>
    </style:style>
    <style:style style:name="gr27" style:family="graphic" style:parent-style-name="standard">
      <style:graphic-properties draw:fill="solid" draw:fill-color="#eeeeee" draw:textarea-horizontal-align="justify" draw:textarea-vertical-align="middle" draw:auto-grow-height="false" fo:min-height="2.1cm" fo:min-width="4.85cm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3.05cm" fo:min-width="8.2cm"/>
    </style:style>
    <style:style style:name="gr29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85cm" fo:min-width="5cm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85cm" fo:min-width="7.4cm"/>
    </style:style>
    <style:style style:name="gr32" style:family="graphic" style:parent-style-name="standard">
      <style:graphic-properties draw:textarea-horizontal-align="justify" draw:textarea-vertical-align="middle" draw:auto-grow-height="false" fo:min-height="1.1cm" fo:min-width="3.4cm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3.75cm"/>
    </style:style>
    <style:style style:name="gr34" style:family="graphic" style:parent-style-name="standard">
      <style:graphic-properties draw:textarea-horizontal-align="justify" draw:textarea-vertical-align="middle" draw:auto-grow-height="false" fo:min-height="1.55cm" fo:min-width="8.3cm"/>
    </style:style>
    <style:style style:name="gr35" style:family="graphic" style:parent-style-name="standard">
      <style:graphic-properties draw:textarea-horizontal-align="justify" draw:textarea-vertical-align="middle" draw:auto-grow-height="false" fo:min-height="1.85cm" fo:min-width="8.5cm"/>
    </style:style>
    <style:style style:name="gr36" style:family="graphic" style:parent-style-name="standard">
      <style:graphic-properties draw:textarea-horizontal-align="justify" draw:textarea-vertical-align="middle" draw:auto-grow-height="false" fo:min-height="0.95cm" fo:min-width="4.15cm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4.05cm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8.9cm"/>
    </style:style>
    <style:style style:name="gr39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40" style:family="graphic" style:parent-style-name="standard">
      <style:graphic-properties draw:textarea-horizontal-align="justify" draw:textarea-vertical-align="middle" draw:auto-grow-height="false" fo:min-height="2.45cm" fo:min-width="9.1cm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7.1cm"/>
    </style:style>
    <style:style style:name="gr42" style:family="graphic" style:parent-style-name="standard">
      <style:graphic-properties draw:textarea-horizontal-align="justify" draw:textarea-vertical-align="middle" draw:auto-grow-height="false" fo:min-height="2.45cm" fo:min-width="11.7cm"/>
    </style:style>
    <style:style style:name="gr43" style:family="graphic" style:parent-style-name="standard">
      <style:graphic-properties draw:textarea-horizontal-align="justify" draw:textarea-vertical-align="middle" draw:auto-grow-height="false" fo:min-height="2.05cm" fo:min-width="8.5cm"/>
    </style:style>
    <style:style style:name="gr44" style:family="graphic" style:parent-style-name="standard">
      <style:graphic-properties draw:textarea-horizontal-align="justify" draw:textarea-vertical-align="middle" draw:auto-grow-height="false" fo:min-height="2.05cm" fo:min-width="9.2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9cm"/>
    </style:style>
    <style:style style:name="gr46" style:family="graphic" style:parent-style-name="standard">
      <style:graphic-properties draw:textarea-horizontal-align="justify" draw:textarea-vertical-align="middle" draw:auto-grow-height="false" fo:min-height="2.35cm" fo:min-width="8.9cm"/>
    </style:style>
    <style:style style:name="gr47" style:family="graphic" style:parent-style-name="standard">
      <style:graphic-properties draw:textarea-horizontal-align="justify" draw:textarea-vertical-align="middle" draw:auto-grow-height="false" fo:min-height="1.75cm" fo:min-width="9.6cm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2.55cm" fo:min-width="9.5cm"/>
    </style:style>
    <style:style style:name="gr49" style:family="graphic" style:parent-style-name="standard">
      <style:graphic-properties draw:textarea-horizontal-align="justify" draw:textarea-vertical-align="middle" draw:auto-grow-height="false" fo:min-height="1.3cm" fo:min-width="4.2cm"/>
    </style:style>
    <style:style style:name="gr50" style:family="graphic" style:parent-style-name="standard">
      <style:graphic-properties draw:textarea-horizontal-align="justify" draw:textarea-vertical-align="middle" draw:auto-grow-height="false" fo:min-height="1.45cm" fo:min-width="9.7cm"/>
    </style:style>
    <style:style style:name="gr51" style:family="graphic" style:parent-style-name="standard">
      <style:graphic-properties draw:textarea-horizontal-align="justify" draw:textarea-vertical-align="middle" draw:auto-grow-height="false" fo:min-height="1.75cm" fo:min-width="10cm"/>
    </style:style>
    <style:style style:name="gr52" style:family="graphic" style:parent-style-name="standard">
      <style:graphic-properties draw:textarea-horizontal-align="justify" draw:textarea-vertical-align="middle" draw:auto-grow-height="false" fo:min-height="1.85cm" fo:min-width="11.8cm"/>
    </style:style>
    <style:style style:name="gr53" style:family="graphic" style:parent-style-name="standard">
      <style:graphic-properties draw:textarea-horizontal-align="justify" draw:textarea-vertical-align="middle" draw:auto-grow-height="false" fo:min-height="1.55cm" fo:min-width="11.9cm"/>
    </style:style>
    <style:style style:name="gr54" style:family="graphic" style:parent-style-name="standard">
      <style:graphic-properties draw:textarea-horizontal-align="justify" draw:textarea-vertical-align="middle" draw:auto-grow-height="false" fo:min-height="2.65cm" fo:min-width="11.8cm"/>
    </style:style>
    <style:style style:name="gr55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56" style:family="graphic" style:parent-style-name="standard">
      <style:graphic-properties draw:textarea-horizontal-align="justify" draw:textarea-vertical-align="middle" draw:auto-grow-height="false" fo:min-height="1.25cm" fo:min-width="8.2cm"/>
    </style:style>
    <style:style style:name="gr57" style:family="graphic" style:parent-style-name="standard">
      <style:graphic-properties draw:textarea-horizontal-align="justify" draw:textarea-vertical-align="middle" draw:auto-grow-height="false" fo:min-height="1.45cm" fo:min-width="11cm"/>
    </style:style>
    <style:style style:name="gr58" style:family="graphic" style:parent-style-name="standard">
      <style:graphic-properties draw:textarea-horizontal-align="justify" draw:textarea-vertical-align="middle" draw:auto-grow-height="false" fo:min-height="1.35cm" fo:min-width="10.9cm"/>
    </style:style>
    <style:style style:name="gr59" style:family="graphic" style:parent-style-name="standard">
      <style:graphic-properties draw:textarea-horizontal-align="justify" draw:textarea-vertical-align="middle" draw:auto-grow-height="false" fo:min-height="1.75cm" fo:min-width="10.5cm"/>
    </style:style>
    <style:style style:name="gr60" style:family="graphic" style:parent-style-name="standard">
      <style:graphic-properties draw:textarea-horizontal-align="justify" draw:textarea-vertical-align="middle" draw:auto-grow-height="false" fo:min-height="3.05cm" fo:min-width="10cm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1.65cm" fo:min-width="13.1cm"/>
    </style:style>
    <style:style style:name="gr63" style:family="graphic" style:parent-style-name="standard">
      <style:graphic-properties draw:textarea-horizontal-align="justify" draw:textarea-vertical-align="middle" draw:auto-grow-height="false" fo:min-height="1.65cm" fo:min-width="5.05cm"/>
    </style:style>
    <style:style style:name="gr64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65" style:family="graphic" style:parent-style-name="standard">
      <style:graphic-properties draw:textarea-horizontal-align="justify" draw:textarea-vertical-align="middle" draw:auto-grow-height="false" fo:min-height="2.15cm" fo:min-width="12.7cm"/>
    </style:style>
    <style:style style:name="gr66" style:family="graphic" style:parent-style-name="standard">
      <style:graphic-properties draw:textarea-horizontal-align="justify" draw:textarea-vertical-align="middle" draw:auto-grow-height="false" fo:min-height="1.85cm" fo:min-width="9.2cm"/>
    </style:style>
    <style:style style:name="gr67" style:family="graphic" style:parent-style-name="standard">
      <style:graphic-properties draw:textarea-horizontal-align="justify" draw:textarea-vertical-align="middle" draw:auto-grow-height="false" fo:min-height="1.95cm" fo:min-width="10.4cm"/>
    </style:style>
    <style:style style:name="gr68" style:family="graphic" style:parent-style-name="standard">
      <style:graphic-properties draw:textarea-horizontal-align="justify" draw:textarea-vertical-align="middle" draw:auto-grow-height="false" fo:min-height="1.55cm" fo:min-width="9.2cm"/>
    </style:style>
    <style:style style:name="gr69" style:family="graphic" style:parent-style-name="standard">
      <style:graphic-properties draw:textarea-horizontal-align="justify" draw:textarea-vertical-align="middle" draw:auto-grow-height="false" fo:min-height="1.75cm" fo:min-width="11.4cm"/>
    </style:style>
    <style:style style:name="gr70" style:family="graphic" style:parent-style-name="standard">
      <style:graphic-properties draw:textarea-horizontal-align="justify" draw:textarea-vertical-align="middle" draw:auto-grow-height="false" fo:min-height="1.45cm" fo:min-width="7.5cm"/>
    </style:style>
    <style:style style:name="gr71" style:family="graphic" style:parent-style-name="standard">
      <style:graphic-properties draw:textarea-horizontal-align="justify" draw:textarea-vertical-align="middle" draw:auto-grow-height="false" fo:min-height="1.45cm" fo:min-width="10.2cm"/>
    </style:style>
    <style:style style:name="gr72" style:family="graphic" style:parent-style-name="standard">
      <style:graphic-properties draw:textarea-horizontal-align="justify" draw:textarea-vertical-align="middle" draw:auto-grow-height="false" fo:min-height="2.35cm" fo:min-width="8.9cm"/>
    </style:style>
    <style:style style:name="gr73" style:family="graphic" style:parent-style-name="standard">
      <style:graphic-properties draw:textarea-horizontal-align="justify" draw:textarea-vertical-align="middle" draw:auto-grow-height="false" fo:min-height="2.05cm" fo:min-width="9.1cm"/>
    </style:style>
    <style:style style:name="gr74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75" style:family="graphic" style:parent-style-name="standard">
      <style:graphic-properties draw:textarea-horizontal-align="justify" draw:textarea-vertical-align="middle" draw:auto-grow-height="false" fo:min-height="3.35cm" fo:min-width="8.1cm"/>
    </style:style>
    <style:style style:name="gr76" style:family="graphic" style:parent-style-name="standard">
      <style:graphic-properties draw:textarea-horizontal-align="justify" draw:textarea-vertical-align="middle" draw:auto-grow-height="false" fo:min-height="3.35cm" fo:min-width="9.4cm"/>
    </style:style>
    <style:style style:name="gr77" style:family="graphic" style:parent-style-name="standard">
      <style:graphic-properties draw:textarea-horizontal-align="justify" draw:textarea-vertical-align="middle" draw:auto-grow-height="false" fo:min-height="2.85cm" fo:min-width="8.8cm"/>
    </style:style>
    <style:style style:name="gr78" style:family="graphic" style:parent-style-name="standard">
      <style:graphic-properties draw:textarea-horizontal-align="justify" draw:textarea-vertical-align="middle" draw:auto-grow-height="false" fo:min-height="2.65cm" fo:min-width="9.2cm"/>
    </style:style>
    <style:style style:name="gr79" style:family="graphic" style:parent-style-name="standard">
      <style:graphic-properties draw:textarea-horizontal-align="justify" draw:textarea-vertical-align="middle" draw:auto-grow-height="false" fo:min-height="3.25cm" fo:min-width="11.8cm"/>
    </style:style>
    <style:style style:name="gr80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81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82" style:family="graphic" style:parent-style-name="standard">
      <style:graphic-properties draw:textarea-horizontal-align="justify" draw:textarea-vertical-align="middle" draw:auto-grow-height="false" fo:min-height="2.15cm" fo:min-width="12.6cm"/>
    </style:style>
    <style:style style:name="gr83" style:family="graphic" style:parent-style-name="standard">
      <style:graphic-properties draw:textarea-horizontal-align="justify" draw:textarea-vertical-align="middle" draw:auto-grow-height="false" fo:min-height="1.45cm" fo:min-width="8.3cm"/>
    </style:style>
    <style:style style:name="gr84" style:family="graphic" style:parent-style-name="standard">
      <style:graphic-properties draw:textarea-horizontal-align="justify" draw:textarea-vertical-align="middle" draw:auto-grow-height="false" fo:min-height="3.55cm" fo:min-width="7.4cm"/>
    </style:style>
    <style:style style:name="gr85" style:family="graphic" style:parent-style-name="standard">
      <style:graphic-properties draw:textarea-horizontal-align="justify" draw:textarea-vertical-align="middle" draw:auto-grow-height="false" fo:min-height="3.35cm" fo:min-width="10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g>
          <draw:custom-shape draw:style-name="gr1" draw:text-style-name="P2" xml:id="id3" draw:id="id3" draw:layer="layout" svg:width="8.3cm" svg:height="1.4cm" svg:x="56.72cm" svg:y="3.9cm">
            <text:p text:style-name="P1">드론을 구동한다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2" draw:text-style-name="P2" xml:id="id2" draw:id="id2" draw:layer="layout" svg:width="8.7cm" svg:height="3.387cm" svg:x="29.57cm" svg:y="66.7cm">
            <text:p text:style-name="P1">해당 지역을 중심으로 </text:p>
            <text:p text:style-name="P1">일정한 범위까지 순회한다</text:p>
          </draw:rect>
          <draw:rect draw:style-name="gr2" draw:text-style-name="P2" xml:id="id6" draw:id="id6" draw:layer="layout" svg:width="8.05cm" svg:height="2.9cm" svg:x="82.761cm" svg:y="57.83cm">
            <text:p text:style-name="P1">불을 화면의 중앙에 </text:p>
            <text:p text:style-name="P1">맞추는 비행을 한다</text:p>
          </draw:rect>
          <draw:rect draw:style-name="gr2" draw:text-style-name="P2" xml:id="id65" draw:id="id65" draw:layer="layout" svg:width="11.931cm" svg:height="2.4cm" svg:x="16.569cm" svg:y="40.9cm">
            <text:p text:style-name="P1">처음 시작점으로 되돌아 오는 비행</text:p>
            <text:p text:style-name="P1">노드를 활성화하는 파라미터를 설정한다</text:p>
          </draw:rect>
          <draw:rect draw:style-name="gr2" draw:text-style-name="P2" xml:id="id12" draw:id="id12" draw:layer="layout" svg:width="9cm" svg:height="1.9cm" svg:x="82.27cm" svg:y="75.4cm">
            <text:p text:style-name="P1">화재 경보를 알리는</text:p>
            <text:p text:style-name="P1">파라미터를 설정한다</text:p>
          </draw:rect>
          <draw:rect draw:style-name="gr2" draw:text-style-name="P2" xml:id="id1" draw:id="id1" draw:layer="layout" svg:width="8.6cm" svg:height="1.7cm" svg:x="29.62cm" svg:y="63.2cm">
            <draw:glue-point draw:id="4" svg:x="2.732cm" svg:y="-5cm"/>
            <text:p text:style-name="P1">화재 인식 코드를 실행한다</text:p>
          </draw:rect>
          <draw:connector draw:style-name="gr3" draw:text-style-name="P2" draw:layer="layout" draw:type="line" svg:x1="33.92cm" svg:y1="64.9cm" svg:x2="33.92cm" svg:y2="66.7cm" draw:start-shape="id1" draw:start-glue-point="2" draw:end-shape="id2" draw:end-glue-point="0" svg:d="M33920 64900v1800" svg:viewBox="0 0 1 1801">
            <text:p/>
          </draw:connector>
          <draw:rect draw:style-name="gr2" draw:text-style-name="P2" xml:id="id26" draw:id="id26" draw:layer="layout" svg:width="10.5cm" svg:height="2.8cm" svg:x="25.77cm" svg:y="14.6cm">
            <text:p text:style-name="P1">사용자가 지정한 GPS로 </text:p>
            <text:p text:style-name="P1">비행하는 노드</text:p>
            <text:p text:style-name="P1">(fly_to_target)</text:p>
          </draw:rect>
          <draw:rect draw:style-name="gr2" draw:text-style-name="P2" xml:id="id29" draw:id="id29" draw:layer="layout" svg:width="9.5cm" svg:height="3.05cm" svg:x="71.77cm" svg:y="14.45cm">
            <text:p text:style-name="P1">화재를 인식하는 노드</text:p>
            <text:p text:style-name="P1">(fire_detector)</text:p>
          </draw:rect>
          <draw:rect draw:style-name="gr2" draw:text-style-name="P2" xml:id="id31" draw:id="id31" draw:layer="layout" svg:width="8.8cm" svg:height="2.7cm" svg:x="101.57cm" svg:y="14.7cm">
            <text:p text:style-name="P1">화재 경보를 알리는</text:p>
            <text:p text:style-name="P1">노드(‘play_alarm’)</text:p>
          </draw:rect>
          <draw:custom-shape draw:style-name="gr4" draw:text-style-name="P2" xml:id="id4" draw:id="id4" draw:layer="layout" svg:width="11.2cm" svg:height="2.1cm" svg:x="55.17cm" svg:y="9.3cm">
            <draw:glue-point draw:id="8" svg:x="-3.839cm" svg:y="5cm"/>
            <draw:glue-point draw:id="9" svg:x="-2.321cm" svg:y="5cm"/>
            <draw:glue-point draw:id="10" svg:x="-1.098cm" svg:y="0cm" draw:align="bottom"/>
            <draw:glue-point draw:id="11" svg:x="1.198cm" svg:y="0cm" draw:align="bottom"/>
            <draw:glue-point draw:id="12" svg:x="3.198cm" svg:y="0cm" draw:align="bottom"/>
            <text:p text:style-name="P1">로스런치(roslaunch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2" draw:layer="layout" draw:type="line" svg:x1="60.87cm" svg:y1="5.3cm" svg:x2="60.77cm" svg:y2="9.3cm" draw:start-shape="id3" draw:start-glue-point="2" draw:end-shape="id4" draw:end-glue-point="4" svg:d="M60870 5300l-100 4000" svg:viewBox="0 0 101 4001">
            <text:p/>
          </draw:connector>
          <draw:rect draw:style-name="gr2" draw:text-style-name="P2" xml:id="id5" draw:id="id5" draw:layer="layout" svg:width="8.1cm" svg:height="2.3cm" svg:x="82.736cm" svg:y="54cm">
            <text:p text:style-name="P1">순찰 비행을 종료한다</text:p>
          </draw:rect>
          <draw:connector draw:style-name="gr3" draw:text-style-name="P2" draw:layer="layout" draw:type="line" svg:x1="86.786cm" svg:y1="56.3cm" svg:x2="86.786cm" svg:y2="57.83cm" draw:start-shape="id5" draw:start-glue-point="2" draw:end-shape="id6" draw:end-glue-point="0" svg:d="M86786 56300v1530" svg:viewBox="0 0 1 1531">
            <text:p/>
          </draw:connector>
          <draw:rect draw:style-name="gr2" draw:text-style-name="P2" xml:id="id18" draw:id="id18" draw:layer="layout" svg:width="7.5cm" svg:height="2.1cm" svg:x="30.17cm" svg:y="52.9cm">
            <text:p text:style-name="P1">목표 지점으로 비행한다</text:p>
          </draw:rect>
          <draw:rect draw:style-name="gr2" draw:text-style-name="P2" xml:id="id7" draw:id="id7" draw:layer="layout" svg:width="9.7cm" svg:height="2.1cm" svg:x="124.97cm" svg:y="37.6cm">
            <text:p text:style-name="P1">베터리의 잔량을 확인하고</text:p>
            <text:p text:style-name="P1">출력하는 코드를 실행한다</text:p>
          </draw:rect>
          <draw:custom-shape draw:style-name="gr5" draw:text-style-name="P2" xml:id="id8" draw:id="id8" draw:layer="layout" svg:width="10.1cm" svg:height="3.7cm" svg:x="124.57cm" svg:y="45.4cm">
            <text:p text:style-name="P1">베터리의 잔량이 부족한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2" draw:layer="layout" draw:type="line" svg:x1="129.82cm" svg:y1="39.7cm" svg:x2="129.62cm" svg:y2="45.4cm" draw:start-shape="id7" draw:start-glue-point="2" draw:end-shape="id8" draw:end-glue-point="4" svg:d="M129820 39700l-200 5700" svg:viewBox="0 0 201 5701">
            <text:p/>
          </draw:connector>
          <draw:connector draw:style-name="gr6" draw:text-style-name="P3" draw:layer="layout" draw:line-skew="2.398cm" svg:x1="134.67cm" svg:y1="47.25cm" svg:x2="134.67cm" svg:y2="38.65cm" draw:start-shape="id8" draw:start-glue-point="7" draw:end-shape="id7" draw:end-glue-point="1" svg:d="M134670 47250h2900v-8600h-2900" svg:viewBox="0 0 2901 8601">
            <text:p text:style-name="P1">아니오</text:p>
          </draw:connector>
          <draw:custom-shape draw:style-name="gr7" draw:text-style-name="P2" xml:id="id69" draw:id="id69" draw:layer="layout" svg:width="14.3cm" svg:height="2.9cm" svg:x="122.27cm" svg:y="74.2cm">
            <text:p text:style-name="P1">순찰 비행 노드(fly_to_target)를 종료한다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xml:id="id27" draw:id="id27" draw:layer="layout" svg:width="8.9cm" svg:height="3.3cm" svg:x="138.17cm" svg:y="14cm">
            <text:p text:style-name="P1">드론에게 x, y, th 등 좌표</text:p>
            <text:p text:style-name="P1">정보를 주는 코드를 실행한다</text:p>
            <text:p text:style-name="P1">(bb2_pub_odom_pose)</text:p>
            <draw:enhanced-geometry svg:viewBox="0 0 21600 21600" draw:type="rectangle" draw:enhanced-path="M 0 0 L 21600 0 21600 21600 0 21600 0 0 Z N"/>
          </draw:custom-shape>
          <draw:custom-shape draw:style-name="gr9" draw:text-style-name="P4" xml:id="id9" draw:id="id9" draw:layer="layout" svg:width="11.1cm" svg:height="3.5cm" svg:x="81.236cm" svg:y="62.3cm">
            <text:p text:style-name="P1">화재를 화면의 중앙에 맞추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layout" draw:type="line" svg:x1="86.786cm" svg:y1="60.73cm" svg:x2="86.786cm" svg:y2="62.3cm" draw:start-shape="id6" draw:start-glue-point="2" draw:end-shape="id9" draw:end-glue-point="4" svg:d="M86786 60730v1570" svg:viewBox="0 0 1 1571">
            <text:p/>
          </draw:connector>
          <draw:connector draw:style-name="gr6" draw:text-style-name="P3" draw:layer="layout" draw:type="line" svg:x1="86.786cm" svg:y1="65.8cm" svg:x2="86.92cm" svg:y2="69.4cm" draw:start-shape="id9" draw:start-glue-point="6" draw:end-shape="id10" draw:end-glue-point="0" svg:d="M86786 65800l134 3600" svg:viewBox="0 0 135 3601">
            <text:p text:style-name="P1">예</text:p>
          </draw:connector>
          <draw:connector draw:style-name="gr11" draw:text-style-name="P3" draw:layer="layout" svg:x1="81.236cm" svg:y1="64.05cm" svg:x2="76.195cm" svg:y2="47.575cm" draw:start-shape="id9" draw:start-glue-point="5" draw:end-shape="id11" draw:end-glue-point="6" svg:d="M81236 64050h-5041v-16475" svg:viewBox="0 0 5042 16476">
            <text:p text:style-name="P1">아니오</text:p>
          </draw:connector>
          <draw:connector draw:style-name="gr10" draw:text-style-name="P3" draw:layer="layout" draw:type="line" svg:x1="86.77cm" svg:y1="77.3cm" svg:x2="86.77cm" svg:y2="80cm" draw:start-shape="id12" draw:start-glue-point="2" draw:end-shape="id13" svg:d="M86770 77300v2700" svg:viewBox="0 0 1 2701">
            <text:p/>
          </draw:connector>
          <draw:custom-shape draw:style-name="gr12" draw:text-style-name="P4" xml:id="id32" draw:id="id32" draw:layer="layout" svg:width="9.2cm" svg:height="3.1cm" svg:x="124.12cm" svg:y="14.7cm">
            <text:p text:style-name="P1">사용자가 GPS 좌표를 입력받고</text:p>
            <text:p text:style-name="P1">베터리의 잔량을 확인하는</text:p>
            <text:p text:style-name="P1">노드(‘Battery_Level’)</text:p>
            <draw:enhanced-geometry svg:viewBox="0 0 21600 21600" draw:type="rectangle" draw:enhanced-path="M 0 0 L 21600 0 21600 21600 0 21600 0 0 Z N"/>
          </draw:custom-shape>
          <draw:custom-shape draw:style-name="gr13" draw:text-style-name="P4" xml:id="id14" draw:id="id14" draw:layer="layout" svg:width="10cm" svg:height="4.1cm" svg:x="124.17cm" svg:y="23.5cm">
            <text:p text:style-name="P1">사용자가 올바른</text:p>
            <text:p text:style-name="P1">좌표값을 입력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4" xml:id="id15" draw:id="id15" draw:layer="layout" svg:width="8.6cm" svg:height="2.5cm" svg:x="126.17cm" svg:y="29.9cm">
            <text:p text:style-name="P1">파라미터 서버에 좌표값을</text:p>
            <text:p text:style-name="P1">저장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129.17cm" svg:y1="27.6cm" svg:x2="130.47cm" svg:y2="29.9cm" draw:start-shape="id14" draw:start-glue-point="6" draw:end-shape="id15" draw:end-glue-point="0" svg:d="M129170 27600l1300 2300" svg:viewBox="0 0 1301 2301">
            <text:p text:style-name="P1">예</text:p>
          </draw:connector>
          <draw:custom-shape draw:style-name="gr15" draw:text-style-name="P4" xml:id="id16" draw:id="id16" draw:layer="layout" svg:width="11.9cm" svg:height="3.3cm" svg:x="27.97cm" svg:y="33.4cm">
            <draw:glue-point draw:id="8" svg:x="-3.907cm" svg:y="1.06cm"/>
            <draw:glue-point draw:id="9" svg:x="-4.327cm" svg:y="0.757cm"/>
            <text:p text:style-name="P1">파라미터 서버에 올바른</text:p>
            <text:p text:style-name="P1">좌표값이 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33.92cm" svg:y1="36.7cm" svg:x2="34.02cm" svg:y2="39.3cm" draw:start-shape="id16" draw:start-glue-point="6" draw:end-shape="id17" svg:d="M33920 36700l100 2600" svg:viewBox="0 0 101 2601">
            <text:p text:style-name="P1">예</text:p>
          </draw:connector>
          <draw:connector draw:style-name="gr10" draw:text-style-name="P3" draw:layer="layout" draw:type="line" svg:x1="33.92cm" svg:y1="55cm" svg:x2="33.97cm" svg:y2="57.7cm" draw:start-shape="id18" draw:start-glue-point="2" draw:end-shape="id19" draw:end-glue-point="4" svg:d="M33920 55000l50 2700" svg:viewBox="0 0 51 2701">
            <text:p/>
          </draw:connector>
          <draw:connector draw:style-name="gr6" draw:text-style-name="P3" draw:layer="layout" draw:type="line" svg:x1="33.97cm" svg:y1="60.4cm" svg:x2="33.92cm" svg:y2="63.2cm" draw:start-shape="id19" draw:start-glue-point="6" draw:end-shape="id1" svg:d="M33970 60400l-50 2800" svg:viewBox="0 0 51 2801">
            <text:p text:style-name="P1">예</text:p>
          </draw:connector>
          <draw:custom-shape draw:style-name="gr16" draw:text-style-name="P4" xml:id="id23" draw:id="id23" draw:layer="layout" svg:width="12.2cm" svg:height="5.7cm" svg:x="50.67cm" svg:y="51.8cm">
            <text:p text:style-name="P1">불을 최초로 발견한 시간과</text:p>
            <text:p text:style-name="P1">불을 발견하지 못한 시간은</text:p>
            <text:p text:style-name="P1">일정한 간격을 두고 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4" xml:id="id20" draw:id="id20" draw:layer="layout" svg:width="6.6cm" svg:height="2.9cm" svg:x="83.486cm" svg:y="44.5cm">
            <text:p text:style-name="P1">불을 최초로 발견한</text:p>
            <text:p text:style-name="P1">시간(dtime)을 저장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80.12cm" svg:y1="45.925cm" svg:x2="83.486cm" svg:y2="45.95cm" draw:start-shape="id11" draw:end-shape="id20" draw:end-glue-point="3" svg:d="M80120 45925l3366 25" svg:viewBox="0 0 3367 26">
            <text:p text:style-name="P1">예</text:p>
          </draw:connector>
          <draw:connector draw:style-name="gr6" draw:text-style-name="P3" draw:layer="layout" draw:type="line" svg:x1="72.27cm" svg:y1="45.925cm" svg:x2="70.37cm" svg:y2="46cm" draw:start-shape="id11" draw:start-glue-point="5" draw:end-shape="id21" draw:end-glue-point="1" svg:d="M72270 45925l-1900 75" svg:viewBox="0 0 1901 76">
            <text:p text:style-name="P1">아니오</text:p>
          </draw:connector>
          <draw:connector draw:style-name="gr6" draw:text-style-name="P3" draw:layer="layout" draw:type="line" svg:x1="56.62cm" svg:y1="48.075cm" svg:x2="56.77cm" svg:y2="51.8cm" draw:start-shape="id22" draw:start-glue-point="6" draw:end-shape="id23" draw:end-glue-point="4" svg:d="M56620 48075l150 3725" svg:viewBox="0 0 151 3726">
            <text:p text:style-name="P1">예</text:p>
          </draw:connector>
          <draw:custom-shape draw:style-name="gr18" draw:text-style-name="P4" xml:id="id25" draw:id="id25" draw:layer="layout" svg:width="6.1cm" svg:height="1.6cm" svg:x="73.27cm" svg:y="35cm">
            <draw:glue-point draw:id="4" svg:x="-5cm" svg:y="2.5cm"/>
            <text:p text:style-name="P1">화재를 감지한다</text:p>
            <draw:enhanced-geometry svg:viewBox="0 0 21600 21600" draw:type="rectangle" draw:enhanced-path="M 0 0 L 21600 0 21600 21600 0 21600 0 0 Z N"/>
          </draw:custom-shape>
          <draw:connector draw:style-name="gr19" draw:text-style-name="P3" draw:layer="layout" draw:type="line" svg:x1="77.22cm" svg:y1="28.2cm" svg:x2="76.32cm" svg:y2="35cm" draw:start-shape="id24" draw:start-glue-point="6" draw:end-shape="id25" draw:end-glue-point="0" svg:d="M77220 28200l-900 6800" svg:viewBox="0 0 901 6801">
            <text:p text:style-name="P1">예</text:p>
          </draw:connector>
          <draw:connector draw:style-name="gr10" draw:text-style-name="P3" draw:layer="layout" draw:type="line" svg:x1="76.32cm" svg:y1="36.6cm" svg:x2="76.195cm" svg:y2="44.275cm" draw:start-shape="id25" draw:start-glue-point="2" draw:end-shape="id11" draw:end-glue-point="4" svg:d="M76320 36600l-125 7675" svg:viewBox="0 0 126 7676">
            <text:p/>
          </draw:connector>
          <draw:connector draw:style-name="gr20" draw:text-style-name="P3" draw:layer="layout" svg:x1="50.67cm" svg:y1="54.65cm" svg:x2="73.27cm" svg:y2="36.2cm" draw:start-shape="id23" draw:start-glue-point="5" draw:end-shape="id25" draw:end-glue-point="4" svg:d="M50670 54650h-501v-18450h23101" svg:viewBox="0 0 23102 18451">
            <text:p text:style-name="P1">아니오</text:p>
          </draw:connector>
          <draw:connector draw:style-name="gr20" draw:text-style-name="P3" draw:layer="layout" svg:x1="56.62cm" svg:y1="44.175cm" svg:x2="73.27cm" svg:y2="35.8cm" draw:start-shape="id22" draw:start-glue-point="4" draw:end-shape="id25" draw:end-glue-point="3" svg:d="M56620 44175v-8375h16650" svg:viewBox="0 0 16651 8376">
            <text:p text:style-name="P1">아니오</text:p>
          </draw:connector>
          <draw:custom-shape draw:style-name="gr21" draw:text-style-name="P4" xml:id="id28" draw:id="id28" draw:layer="layout" svg:width="8.3cm" svg:height="2.7cm" svg:x="46.47cm" svg:y="14.6cm">
            <text:p text:style-name="P1">매니저 노드</text:p>
            <text:p text:style-name="P1">(Fire_drone_manager)</text:p>
            <draw:enhanced-geometry svg:viewBox="0 0 21600 21600" draw:type="rectangle" draw:enhanced-path="M 0 0 L 21600 0 21600 21600 0 21600 0 0 Z N"/>
          </draw:custom-shape>
          <draw:custom-shape draw:style-name="gr22" draw:text-style-name="P2" xml:id="id11" draw:id="id11" draw:layer="layout" svg:width="7.85cm" svg:height="3.3cm" svg:x="72.27cm" svg:y="44.275cm">
            <text:p text:style-name="P1">불을 발견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3" draw:text-style-name="P4" xml:id="id22" draw:id="id22" draw:layer="layout" svg:width="9.1cm" svg:height="3.9cm" svg:x="52.07cm" svg:y="44.175cm">
            <text:p text:style-name="P1">이전에 불을 발견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계층4" draw:type="line" svg:x1="130.47cm" svg:y1="32.4cm" svg:x2="129.82cm" svg:y2="37.6cm" draw:start-shape="id15" draw:start-glue-point="2" draw:end-shape="id7" draw:end-glue-point="0" svg:d="M130470 32400l-650 5200" svg:viewBox="0 0 651 5201">
            <text:p/>
          </draw:connector>
          <draw:connector draw:style-name="gr10" draw:text-style-name="P3" draw:layer="계층4" svg:x1="55.17cm" svg:y1="10.35cm" svg:x2="31.02cm" svg:y2="14.6cm" draw:start-shape="id4" draw:start-glue-point="5" draw:end-shape="id26" draw:end-glue-point="0" svg:d="M55170 10350h-24150v4250" svg:viewBox="0 0 24151 4251">
            <text:p/>
          </draw:connector>
          <draw:connector draw:style-name="gr10" draw:text-style-name="P3" draw:layer="계층4" svg:x1="66.37cm" svg:y1="10.35cm" svg:x2="142.62cm" svg:y2="14cm" draw:start-shape="id4" draw:start-glue-point="7" draw:end-shape="id27" draw:end-glue-point="0" svg:d="M66370 10350h76250v3650" svg:viewBox="0 0 76251 3651">
            <text:p/>
          </draw:connector>
          <draw:connector draw:style-name="gr10" draw:text-style-name="P3" draw:layer="계층4" svg:x1="59.471cm" svg:y1="11.4cm" svg:x2="54.77cm" svg:y2="15.95cm" draw:end-shape="id28" svg:d="M59471 11400h-2100v4550h-2601" svg:viewBox="0 0 4702 4551">
            <text:p/>
          </draw:connector>
          <draw:connector draw:style-name="gr10" draw:text-style-name="P3" draw:layer="계층4" draw:line-skew="0.574cm" svg:x1="61.171cm" svg:y1="11.4cm" svg:x2="76.52cm" svg:y2="14.45cm" draw:end-shape="id29" draw:end-glue-point="0" svg:d="M61171 11400v1849h15349v1201" svg:viewBox="0 0 15350 3051">
            <text:p/>
          </draw:connector>
          <draw:connector draw:style-name="gr10" draw:text-style-name="P3" draw:layer="계층4" draw:line-skew="21.901cm" svg:x1="63.77cm" svg:y1="11.4cm" svg:x2="101.57cm" svg:y2="16.05cm" draw:start-shape="id30" draw:start-glue-point="2" draw:end-shape="id31" svg:d="M63770 11400h21400v4650h16400" svg:viewBox="0 0 37801 4651">
            <text:p/>
          </draw:connector>
          <draw:connector draw:style-name="gr10" draw:text-style-name="P3" xml:id="id30" draw:id="id30" draw:layer="계층4" draw:line-skew="-0.251cm" svg:x1="63.77cm" svg:y1="11.4cm" svg:x2="128.72cm" svg:y2="14.7cm" draw:end-shape="id32" draw:end-glue-point="0" svg:d="M63770 11400v1149h64950v2151" svg:viewBox="0 0 64951 3301">
            <text:p/>
          </draw:connector>
          <draw:custom-shape draw:style-name="gr24" draw:text-style-name="P2" xml:id="id33" draw:id="id33" draw:layer="계층4" svg:width="12cm" svg:height="2.5cm" svg:x="123.37cm" svg:y="57.5cm">
            <text:p text:style-name="P1">베터리의 잔량이 부족함을 알린다</text:p>
            <draw:enhanced-geometry svg:viewBox="0 0 21600 21600" draw:type="rectangle" draw:enhanced-path="M 0 0 L 21600 0 21600 21600 0 21600 0 0 Z N"/>
          </draw:custom-shape>
          <draw:custom-shape draw:style-name="gr25" draw:text-style-name="P2" xml:id="id67" draw:id="id67" draw:layer="계층4" svg:width="14cm" svg:height="2.5cm" svg:x="122.17cm" svg:y="69.1cm">
            <text:p text:style-name="P1">처음 시작점으로 되돌아 오는</text:p>
            <text:p text:style-name="P1">비행 모드를 위한 파라미터를 설정한다</text:p>
            <draw:enhanced-geometry svg:viewBox="0 0 21600 21600" draw:type="rectangle" draw:enhanced-path="M 0 0 L 21600 0 21600 21600 0 21600 0 0 Z N"/>
          </draw:custom-shape>
          <draw:custom-shape draw:style-name="gr26" draw:text-style-name="P2" xml:id="id34" draw:id="id34" draw:layer="계층4" svg:width="13.1cm" svg:height="2.2cm" svg:x="122.57cm" svg:y="63.3cm">
            <text:p text:style-name="P1">화재 인식 노드를 비활성화하는</text:p>
            <text:p text:style-name="P1">패러미터를 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129.37cm" svg:y1="60cm" svg:x2="129.12cm" svg:y2="63.3cm" draw:start-shape="id33" draw:start-glue-point="2" draw:end-shape="id34" draw:end-glue-point="0" svg:d="M129370 60000l-250 3300" svg:viewBox="0 0 251 3301">
            <text:p/>
          </draw:connector>
          <draw:custom-shape draw:style-name="gr27" draw:text-style-name="P2" xml:id="id36" draw:id="id36" draw:layer="계층4" svg:width="10.7cm" svg:height="4.7cm" svg:x="45.27cm" svg:y="23.6cm">
            <text:p text:style-name="P1">순찰 비행 노드를 실행할</text:p>
            <text:p text:style-name="P1">파라미터 값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8" draw:text-style-name="P2" xml:id="id35" draw:id="id35" draw:layer="계층4" svg:width="8.7cm" svg:height="3.3cm" svg:x="46.27cm" svg:y="19.1cm">
            <draw:glue-point draw:id="4" svg:x="5cm" svg:y="-2.894cm"/>
            <draw:glue-point draw:id="5" svg:x="5cm" svg:y="1.666cm"/>
            <draw:glue-point draw:id="6" svg:x="5cm" svg:y="3.181cm"/>
            <text:p text:style-name="P1">파라미터 서버에서 파라미터를</text:p>
            <text:p text:style-name="P1">확인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50.62cm" svg:y1="17.3cm" svg:x2="50.62cm" svg:y2="19.1cm" draw:start-shape="id28" draw:start-glue-point="2" draw:end-shape="id35" draw:end-glue-point="0" svg:d="M50620 17300v1800" svg:viewBox="0 0 1 1801">
            <text:p/>
          </draw:connector>
          <draw:connector draw:style-name="gr10" draw:text-style-name="P3" draw:layer="계층4" draw:type="line" svg:x1="50.62cm" svg:y1="22.4cm" svg:x2="50.62cm" svg:y2="23.6cm" draw:start-shape="id35" draw:start-glue-point="2" draw:end-shape="id36" draw:end-glue-point="4" svg:d="M50620 22400v1200" svg:viewBox="0 0 1 1201">
            <text:p/>
          </draw:connector>
          <draw:connector draw:style-name="gr20" draw:text-style-name="P3" draw:layer="계층4" draw:line-skew="0.998cm" svg:x1="55.97cm" svg:y1="25.95cm" svg:x2="54.97cm" svg:y2="20.75cm" draw:start-shape="id36" draw:start-glue-point="7" draw:end-shape="id35" draw:end-glue-point="1" svg:d="M55970 25950h1500v-5200h-2500" svg:viewBox="0 0 2501 5201">
            <text:p text:style-name="P1">아니오</text:p>
          </draw:connector>
          <draw:connector draw:style-name="gr29" draw:text-style-name="P3" draw:layer="계층4" svg:x1="45.12cm" svg:y1="31.7cm" svg:x2="36.27cm" svg:y2="16cm" draw:start-shape="id37" draw:start-glue-point="5" draw:end-shape="id26" draw:end-glue-point="1" svg:d="M45120 31700h-4425v-15700h-4425" svg:viewBox="0 0 8851 15701">
            <text:p text:style-name="P1">아니오</text:p>
          </draw:connector>
          <draw:custom-shape draw:style-name="gr30" draw:text-style-name="P2" xml:id="id37" draw:id="id37" draw:layer="계층4" svg:width="11cm" svg:height="4.2cm" svg:x="45.12cm" svg:y="29.6cm">
            <text:p text:style-name="P1">이미 순찰 비행 노드가</text:p>
            <text:p text:style-name="P1">실행 중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계층4" draw:type="line" svg:x1="50.62cm" svg:y1="28.3cm" svg:x2="50.62cm" svg:y2="29.6cm" draw:start-shape="id36" draw:start-glue-point="6" draw:end-shape="id37" svg:d="M50620 28300v1300" svg:viewBox="0 0 1 1301">
            <text:p text:style-name="P1">예</text:p>
          </draw:connector>
          <draw:connector draw:style-name="gr20" draw:text-style-name="P3" draw:layer="계층4" draw:line-skew="2.898cm" svg:x1="56.12cm" svg:y1="31.7cm" svg:x2="54.97cm" svg:y2="19.795cm" draw:start-shape="id37" draw:start-glue-point="7" draw:end-shape="id35" draw:end-glue-point="4" svg:d="M56120 31700h3400v-11905h-4550" svg:viewBox="0 0 4551 11906">
            <text:p text:style-name="P1">예</text:p>
          </draw:connector>
          <draw:custom-shape draw:style-name="gr31" draw:text-style-name="P2" xml:id="id38" draw:id="id38" draw:layer="계층4" svg:width="7.9cm" svg:height="2.1cm" svg:x="29.87cm" svg:y="29.4cm">
            <text:p text:style-name="P1">파라미터 서버로부터</text:p>
            <text:p text:style-name="P1">위도와 경도를 얻는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33.82cm" svg:y1="31.5cm" svg:x2="33.92cm" svg:y2="33.4cm" draw:start-shape="id38" draw:start-glue-point="2" draw:end-shape="id16" draw:end-glue-point="4" svg:d="M33820 31500l100 1900" svg:viewBox="0 0 101 1901">
            <text:p/>
          </draw:connector>
          <draw:connector draw:style-name="gr20" draw:text-style-name="P3" draw:layer="계층4" svg:x1="39.87cm" svg:y1="35.05cm" svg:x2="37.77cm" svg:y2="30.45cm" draw:start-shape="id16" draw:start-glue-point="7" draw:end-shape="id38" draw:end-glue-point="1" svg:d="M39870 35050h502v-4600h-2602" svg:viewBox="0 0 2603 4601">
            <text:p text:style-name="P1">아니오</text:p>
          </draw:connector>
          <draw:custom-shape draw:style-name="gr32" draw:text-style-name="P1" xml:id="id19" draw:id="id19" draw:layer="계층4" svg:width="7.8cm" svg:height="2.7cm" svg:x="30.07cm" svg:y="57.7cm">
            <text:p text:style-name="P1">목표 지점에 도착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계층4" draw:line-skew="0.798cm" svg:x1="37.87cm" svg:y1="59.05cm" svg:x2="37.67cm" svg:y2="53.95cm" draw:start-shape="id19" draw:start-glue-point="7" draw:end-shape="id18" svg:d="M37870 59050h1300v-5100h-1500" svg:viewBox="0 0 1501 5101">
            <text:p text:style-name="P1">아니</text:p>
          </draw:connector>
          <draw:custom-shape draw:style-name="gr33" draw:text-style-name="P1" xml:id="id39" draw:id="id39" draw:layer="계층4" svg:width="8.5cm" svg:height="3.2cm" svg:x="29.57cm" svg:y="72cm">
            <text:p text:style-name="P1">순찰을 완료하였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계층4" draw:type="line" svg:x1="33.92cm" svg:y1="70.087cm" svg:x2="33.82cm" svg:y2="72cm" draw:start-shape="id2" draw:end-shape="id39" svg:d="M33920 70087l-100 1913" svg:viewBox="0 0 101 1914">
            <text:p/>
          </draw:connector>
          <draw:connector draw:style-name="gr6" draw:text-style-name="P3" draw:layer="계층4" draw:line-skew="0.699cm" svg:x1="38.07cm" svg:y1="73.6cm" svg:x2="38.27cm" svg:y2="68.393cm" draw:start-shape="id39" draw:start-glue-point="7" draw:end-shape="id2" svg:d="M38070 73600h1400v-5207h-1200" svg:viewBox="0 0 1401 5208">
            <text:p text:style-name="P1">아니오</text:p>
          </draw:connector>
          <draw:custom-shape draw:style-name="gr34" draw:text-style-name="P1" xml:id="id64" draw:id="id64" draw:layer="계층4" svg:width="8.8cm" svg:height="1.8cm" svg:x="18.3cm" svg:y="34.2cm">
            <text:p text:style-name="P1">화재 인식 노드를 비활성화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계층4" draw:type="line" svg:x1="33.82cm" svg:y1="75.2cm" svg:x2="33.5cm" svg:y2="76.8cm" draw:start-shape="id39" draw:start-glue-point="6" draw:end-shape="id40" draw:end-glue-point="0" svg:d="M33820 75200l-320 1600" svg:viewBox="0 0 321 1601">
            <text:p text:style-name="P1">예</text:p>
          </draw:connector>
          <draw:custom-shape draw:style-name="gr35" draw:text-style-name="P1" xml:id="id41" draw:id="id41" draw:layer="계층4" svg:width="9cm" svg:height="2.1cm" svg:x="72.57cm" svg:y="20.6cm">
            <draw:glue-point draw:id="4" svg:x="5cm" svg:y="-3.095cm"/>
            <text:p text:style-name="P1">파라미터 서버에서</text:p>
            <text:p text:style-name="P1">파라미터 값을 확인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76.52cm" svg:y1="17.5cm" svg:x2="77.07cm" svg:y2="20.6cm" draw:start-shape="id29" draw:start-glue-point="2" draw:end-shape="id41" svg:d="M76520 17500l550 3100" svg:viewBox="0 0 551 3101">
            <text:p/>
          </draw:connector>
          <draw:custom-shape draw:style-name="gr36" draw:text-style-name="P1" xml:id="id24" draw:id="id24" draw:layer="계층4" svg:width="9.3cm" svg:height="2.4cm" svg:x="72.57cm" svg:y="25.8cm">
            <text:p text:style-name="P1">화재 인식을 실행할</text:p>
            <text:p text:style-name="P1">파라미터 값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계층4" draw:type="line" svg:x1="77.07cm" svg:y1="22.7cm" svg:x2="77.22cm" svg:y2="25.8cm" draw:start-shape="id41" draw:start-glue-point="2" draw:end-shape="id24" svg:d="M77070 22700l150 3100" svg:viewBox="0 0 151 3101">
            <text:p/>
          </draw:connector>
          <draw:connector draw:style-name="gr20" draw:text-style-name="P3" draw:layer="계층4" draw:line-skew="1.998cm" svg:x1="81.87cm" svg:y1="27cm" svg:x2="81.57cm" svg:y2="21.65cm" draw:start-shape="id24" draw:start-glue-point="7" draw:end-shape="id41" svg:d="M81870 27000h2500v-5350h-2800" svg:viewBox="0 0 2801 5351">
            <text:p text:style-name="P1">아니오</text:p>
          </draw:connector>
          <draw:custom-shape draw:style-name="gr37" draw:text-style-name="P1" xml:id="id42" draw:id="id42" draw:layer="계층4" svg:width="9.1cm" svg:height="2.4cm" svg:x="82.236cm" svg:y="49.5cm">
            <text:p text:style-name="P1">순찰 비행이 실행 중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계층4" draw:type="line" svg:x1="86.786cm" svg:y1="47.4cm" svg:x2="86.786cm" svg:y2="49.5cm" draw:start-shape="id20" draw:start-glue-point="2" draw:end-shape="id42" draw:end-glue-point="4" svg:d="M86786 47400v2100" svg:viewBox="0 0 1 2101">
            <text:p/>
          </draw:connector>
          <draw:connector draw:style-name="gr6" draw:text-style-name="P3" draw:layer="계층4" draw:type="line" svg:x1="86.786cm" svg:y1="51.9cm" svg:x2="86.786cm" svg:y2="54cm" draw:start-shape="id42" draw:start-glue-point="6" draw:end-shape="id5" draw:end-glue-point="0" svg:d="M86786 51900v2100" svg:viewBox="0 0 1 2101">
            <text:p text:style-name="P1">예</text:p>
          </draw:connector>
          <draw:connector draw:style-name="gr19" draw:text-style-name="P3" draw:layer="계층4" draw:line-skew="2.432cm" svg:x1="91.336cm" svg:y1="50.7cm" svg:x2="90.811cm" svg:y2="59.28cm" draw:start-shape="id42" draw:start-glue-point="7" draw:end-shape="id6" draw:end-glue-point="1" svg:d="M91336 50700h2934v8580h-3459" svg:viewBox="0 0 3460 8581">
            <text:p text:style-name="P1">아니오</text:p>
          </draw:connector>
          <draw:custom-shape draw:style-name="gr38" draw:text-style-name="P1" xml:id="id43" draw:id="id43" draw:layer="계층4" svg:width="9.4cm" svg:height="2cm" svg:x="102.37cm" svg:y="33.9cm">
            <text:p text:style-name="P1">파라미터 서버에서 화재 경보의</text:p>
            <text:p text:style-name="P1">파라미터 값을 확인한다</text:p>
            <draw:enhanced-geometry svg:viewBox="0 0 21600 21600" draw:type="rectangle" draw:enhanced-path="M 0 0 L 21600 0 21600 21600 0 21600 0 0 Z N"/>
          </draw:custom-shape>
          <draw:custom-shape draw:style-name="gr39" draw:text-style-name="P1" xml:id="id44" draw:id="id44" draw:layer="계층4" svg:width="10.4cm" svg:height="3.6cm" svg:x="102.17cm" svg:y="38.8cm">
            <text:p text:style-name="P1">화재 경보를 하는</text:p>
            <text:p text:style-name="P1">파라미터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계층4" draw:type="line" svg:x1="107.07cm" svg:y1="35.9cm" svg:x2="107.37cm" svg:y2="38.8cm" draw:start-shape="id43" draw:start-glue-point="2" draw:end-shape="id44" draw:end-glue-point="4" svg:d="M107070 35900l300 2900" svg:viewBox="0 0 301 2901">
            <text:p/>
          </draw:connector>
          <draw:connector draw:style-name="gr20" draw:text-style-name="P3" draw:layer="계층4" svg:x1="112.57cm" svg:y1="40.6cm" svg:x2="111.77cm" svg:y2="34.9cm" draw:start-shape="id44" draw:start-glue-point="7" draw:end-shape="id43" svg:d="M112570 40600h502v-5700h-1302" svg:viewBox="0 0 1303 5701">
            <text:p text:style-name="P1">아니오</text:p>
          </draw:connector>
          <draw:custom-shape draw:style-name="gr40" draw:text-style-name="P1" xml:id="id45" draw:id="id45" draw:layer="계층4" svg:width="9.6cm" svg:height="2.7cm" svg:x="102.97cm" svg:y="45.6cm">
            <text:p text:style-name="P1">화재 경보음을 낸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계층4" draw:type="line" svg:x1="107.37cm" svg:y1="42.4cm" svg:x2="107.77cm" svg:y2="45.6cm" draw:start-shape="id44" draw:start-glue-point="6" draw:end-shape="id45" svg:d="M107370 42400l400 3200" svg:viewBox="0 0 401 3201">
            <text:p text:style-name="P1">예</text:p>
          </draw:connector>
          <draw:connector draw:style-name="gr10" draw:text-style-name="P3" draw:layer="계층4" draw:line-skew="-1.499cm" svg:x1="103.17cm" svg:y1="51.45cm" svg:x2="102.37cm" svg:y2="34.9cm" draw:start-shape="id46" draw:start-glue-point="3" draw:end-shape="id43" draw:end-glue-point="3" svg:d="M103170 51450h-2800v-16550h2000" svg:viewBox="0 0 2801 16551">
            <text:p/>
          </draw:connector>
          <draw:custom-shape draw:style-name="gr41" draw:text-style-name="P1" xml:id="id21" draw:id="id21" draw:layer="계층4" svg:width="7.6cm" svg:height="2cm" svg:x="62.77cm" svg:y="45cm">
            <text:p text:style-name="P1">화재 알림을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62.77cm" svg:y1="46cm" svg:x2="61.17cm" svg:y2="46.125cm" draw:start-shape="id21" draw:start-glue-point="3" draw:end-shape="id22" svg:d="M62770 46000l-1600 125" svg:viewBox="0 0 1601 126">
            <text:p/>
          </draw:connector>
          <draw:custom-shape draw:style-name="gr42" draw:text-style-name="P1" xml:id="id57" draw:id="id57" draw:layer="계층4" svg:width="12.2cm" svg:height="2.7cm" svg:x="50.87cm" svg:y="66.4cm">
            <text:p text:style-name="P1">매니저 노드가 비행 노드를 실행할 수</text:p>
            <text:p text:style-name="P1">있도록 파라미터를 설정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계층4" draw:type="line" svg:x1="56.77cm" svg:y1="57.5cm" svg:x2="56.92cm" svg:y2="59.9cm" draw:start-shape="id23" draw:start-glue-point="6" draw:end-shape="id47" svg:d="M56770 57500l150 2400" svg:viewBox="0 0 151 2401">
            <text:p text:style-name="P1">예</text:p>
          </draw:connector>
          <draw:custom-shape draw:style-name="gr43" draw:text-style-name="P1" xml:id="id48" draw:id="id48" draw:layer="계층4" svg:width="9cm" svg:height="2.3cm" svg:x="29.47cm" svg:y="43.6cm">
            <text:p text:style-name="P1">화재 인식 노드를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ustom-shape draw:style-name="gr44" draw:text-style-name="P1" xml:id="id17" draw:id="id17" draw:layer="계층4" svg:width="9.7cm" svg:height="2.3cm" svg:x="29.17cm" svg:y="39.3cm">
            <text:p text:style-name="P1">매니저 노드를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ustom-shape draw:style-name="gr45" draw:text-style-name="P1" xml:id="id49" draw:id="id49" draw:layer="계층4" svg:width="9.5cm" svg:height="2.4cm" svg:x="29.17cm" svg:y="48.4cm">
            <text:p text:style-name="P1">화재 경보 노드를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계층4" draw:type="line" svg:x1="34.02cm" svg:y1="41.6cm" svg:x2="33.97cm" svg:y2="43.6cm" draw:start-shape="id17" draw:start-glue-point="2" draw:end-shape="id48" svg:d="M34020 41600l-50 2000" svg:viewBox="0 0 51 2001">
            <text:p/>
          </draw:connector>
          <draw:connector draw:style-name="gr10" draw:text-style-name="P3" draw:layer="계층4" draw:type="line" svg:x1="33.97cm" svg:y1="45.9cm" svg:x2="33.92cm" svg:y2="48.4cm" draw:start-shape="id48" draw:start-glue-point="2" draw:end-shape="id49" svg:d="M33970 45900l-50 2500" svg:viewBox="0 0 51 2501">
            <text:p/>
          </draw:connector>
          <draw:connector draw:style-name="gr10" draw:text-style-name="P3" draw:layer="계층4" draw:type="line" svg:x1="33.92cm" svg:y1="50.8cm" svg:x2="33.92cm" svg:y2="52.9cm" draw:start-shape="id49" draw:end-shape="id18" draw:end-glue-point="0" svg:d="M33920 50800v2100" svg:viewBox="0 0 1 2101">
            <text:p/>
          </draw:connector>
          <draw:custom-shape draw:style-name="gr46" draw:text-style-name="P1" xml:id="id71" draw:id="id71" draw:layer="layout" svg:width="9.4cm" svg:height="2.6cm" svg:x="101.17cm" svg:y="19cm">
            <text:p text:style-name="P1">처음 시작점의 위경도를</text:p>
            <text:p text:style-name="P1">콜백 함수를 통해서 입력 받는다</text:p>
            <draw:enhanced-geometry svg:viewBox="0 0 21600 21600" draw:type="rectangle" draw:enhanced-path="M 0 0 L 21600 0 21600 21600 0 21600 0 0 Z N"/>
          </draw:custom-shape>
          <draw:custom-shape draw:style-name="gr47" draw:text-style-name="P1" xml:id="id50" draw:id="id50" draw:layer="layout" svg:width="10.1cm" svg:height="2cm" svg:x="123.87cm" svg:y="19.8cm">
            <text:p text:style-name="P1">사용자로부터 목표 지점의</text:p>
            <text:p text:style-name="P1">위경도를 입력 받는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128.72cm" svg:y1="17.8cm" svg:x2="128.92cm" svg:y2="19.8cm" draw:start-shape="id32" draw:start-glue-point="2" draw:end-shape="id50" draw:end-glue-point="0" svg:d="M128720 17800l200 2000" svg:viewBox="0 0 201 2001">
            <text:p/>
          </draw:connector>
          <draw:connector draw:style-name="gr10" draw:text-style-name="P3" draw:layer="layout" draw:type="line" svg:x1="128.92cm" svg:y1="21.8cm" svg:x2="129.17cm" svg:y2="23.5cm" draw:start-shape="id50" draw:start-glue-point="2" draw:end-shape="id14" draw:end-glue-point="4" svg:d="M128920 21800l250 1700" svg:viewBox="0 0 251 1701">
            <text:p/>
          </draw:connector>
          <draw:custom-shape draw:style-name="gr48" draw:text-style-name="P5" xml:id="id52" draw:id="id52" draw:layer="layout" svg:width="10cm" svg:height="2.8cm" svg:x="25.97cm" svg:y="19.6cm">
            <draw:glue-point draw:id="4" svg:x="-5cm" svg:y="2.5cm"/>
            <draw:glue-point draw:id="5" svg:x="-5cm" svg:y="-2.857cm"/>
            <draw:glue-point draw:id="6" svg:x="-5cm" svg:y="-3.928cm"/>
            <text:p text:style-name="P5">목표 지점으로 가는 모드인지</text:p>
            <text:p text:style-name="P5">시작점으로 돌아가는 모드인지</text:p>
            <text:p text:style-name="P1">파라마터 서버에서 확인한다</text:p>
            <draw:enhanced-geometry svg:viewBox="0 0 21600 21600" draw:type="rectangle" draw:enhanced-path="M 0 0 L 21600 0 21600 21600 0 21600 0 0 Z N"/>
          </draw:custom-shape>
          <draw:custom-shape draw:style-name="gr49" draw:text-style-name="P1" xml:id="id51" draw:id="id51" draw:layer="layout" svg:width="9.4cm" svg:height="3.1cm" svg:x="21.17cm" svg:y="24.2cm">
            <text:p text:style-name="P1">어떤 비행 모드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9" draw:text-style-name="P3" draw:layer="layout" svg:x1="30.57cm" svg:y1="25.75cm" svg:x2="33.82cm" svg:y2="29.4cm" draw:start-shape="id51" draw:start-glue-point="7" draw:end-shape="id38" draw:end-glue-point="0" svg:d="M30570 25750h3250v3650" svg:viewBox="0 0 3251 3651">
            <text:p text:style-name="P1">목표 지점으로 비행하는 모드(1)</text:p>
          </draw:connector>
          <draw:connector draw:style-name="gr10" draw:text-style-name="P3" draw:layer="layout" draw:type="line" svg:x1="30.97cm" svg:y1="22.4cm" svg:x2="25.87cm" svg:y2="24.2cm" draw:start-shape="id52" draw:start-glue-point="2" draw:end-shape="id51" draw:end-glue-point="4" svg:d="M30970 22400l-5100 1800" svg:viewBox="0 0 5101 1801">
            <text:p/>
          </draw:connector>
          <draw:connector draw:style-name="gr10" draw:text-style-name="P3" draw:layer="layout" draw:type="line" svg:x1="31.02cm" svg:y1="17.4cm" svg:x2="30.97cm" svg:y2="19.6cm" draw:start-shape="id26" draw:start-glue-point="2" draw:end-shape="id52" svg:d="M31020 17400l-50 2200" svg:viewBox="0 0 51 2201">
            <text:p/>
          </draw:connector>
          <draw:custom-shape draw:style-name="gr50" draw:text-style-name="P1" xml:id="id56" draw:id="id56" draw:layer="layout" svg:width="10.2cm" svg:height="1.7cm" svg:x="4.37cm" svg:y="29.9cm">
            <text:p text:style-name="P1">화재 인식 노드를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ustom-shape draw:style-name="gr51" draw:text-style-name="P1" xml:id="id53" draw:id="id53" draw:layer="layout" svg:width="10.5cm" svg:height="2cm" svg:x="4.22cm" svg:y="39cm">
            <text:p text:style-name="P1">화재 경보 노드를 비활성화하는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ustom-shape draw:style-name="gr52" draw:text-style-name="P1" xml:id="id54" draw:id="id54" draw:layer="layout" svg:width="12.3cm" svg:height="2.1cm" svg:x="3.32cm" svg:y="43.7cm">
            <text:p text:style-name="P1">처음 시작점으로 되돌아 온다</text:p>
            <draw:enhanced-geometry svg:viewBox="0 0 21600 21600" draw:type="rectangle" draw:enhanced-path="M 0 0 L 21600 0 21600 21600 0 21600 0 0 Z N"/>
          </draw:custom-shape>
          <draw:custom-shape draw:style-name="gr53" draw:text-style-name="P1" xml:id="id55" draw:id="id55" draw:layer="layout" svg:width="12.4cm" svg:height="1.8cm" svg:x="3.27cm" svg:y="48.3cm">
            <text:p text:style-name="P1">착륙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9.47cm" svg:y1="41cm" svg:x2="9.47cm" svg:y2="43.7cm" draw:start-shape="id53" draw:start-glue-point="2" draw:end-shape="id54" svg:d="M9470 41000v2700" svg:viewBox="0 0 1 2701">
            <text:p/>
          </draw:connector>
          <draw:connector draw:style-name="gr10" draw:text-style-name="P3" draw:layer="layout" draw:type="line" svg:x1="9.47cm" svg:y1="45.8cm" svg:x2="9.47cm" svg:y2="48.3cm" draw:start-shape="id54" draw:start-glue-point="2" draw:end-shape="id55" svg:d="M9470 45800v2500" svg:viewBox="0 0 1 2501">
            <text:p/>
          </draw:connector>
          <draw:connector draw:style-name="gr19" draw:text-style-name="P3" draw:layer="layout" svg:x1="21.17cm" svg:y1="25.75cm" svg:x2="9.47cm" svg:y2="29.9cm" draw:start-shape="id51" draw:start-glue-point="5" draw:end-shape="id56" draw:end-glue-point="0" svg:d="M21170 25750h-11700v4150" svg:viewBox="0 0 11701 4151">
            <text:p>시작 지점으로 되돌아오는 비행 모드(3)</text:p>
          </draw:connector>
          <draw:custom-shape draw:style-name="gr54" draw:text-style-name="P1" xml:id="id47" draw:id="id47" draw:layer="layout" svg:width="12.3cm" svg:height="2.9cm" svg:x="50.77cm" svg:y="59.9cm">
            <text:p text:style-name="P1">목표 지점으로 비행하는 모드의 파라미터를</text:p>
            <text:p text:style-name="P1">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56.92cm" svg:y1="62.8cm" svg:x2="56.97cm" svg:y2="66.4cm" draw:start-shape="id47" draw:start-glue-point="2" draw:end-shape="id57" draw:end-glue-point="0" svg:d="M56920 62800l50 3600" svg:viewBox="0 0 51 3601">
            <text:p/>
          </draw:connector>
          <draw:custom-shape draw:style-name="gr55" draw:text-style-name="P1" xml:id="id13" draw:id="id13" draw:layer="layout" svg:width="10cm" svg:height="2.2cm" svg:x="81.77cm" svg:y="80cm">
            <text:p text:style-name="P1">사진 촬영 횟수가 5회 이하인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6" draw:text-style-name="P1" xml:id="id58" draw:id="id58" draw:layer="layout" svg:width="8.7cm" svg:height="1.5cm" svg:x="95.57cm" svg:y="80.5cm">
            <text:p text:style-name="P1">사진을 촬영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91.77cm" svg:y1="81.1cm" svg:x2="95.57cm" svg:y2="81.25cm" draw:start-shape="id13" draw:start-glue-point="7" draw:end-shape="id58" draw:end-glue-point="3" svg:d="M91770 81100l3800 150" svg:viewBox="0 0 3801 151">
            <text:p text:style-name="P1">예</text:p>
          </draw:connector>
          <draw:connector draw:style-name="gr10" draw:text-style-name="P3" draw:layer="layout" svg:x1="99.92cm" svg:y1="80.5cm" svg:x2="79.37cm" svg:y2="35.8cm" draw:start-shape="id58" draw:start-glue-point="0" draw:end-shape="id25" draw:end-glue-point="1" svg:d="M99920 80500v-44700h-20550" svg:viewBox="0 0 20551 44701">
            <text:p/>
          </draw:connector>
          <draw:custom-shape draw:style-name="gr57" draw:text-style-name="P1" xml:id="id60" draw:id="id60" draw:layer="layout" svg:width="11.5cm" svg:height="1.7cm" svg:x="81.036cm" svg:y="89.4cm">
            <text:p text:style-name="P1">화재 경보를 알리는 코드를 비활성화한다</text:p>
            <draw:enhanced-geometry svg:viewBox="0 0 21600 21600" draw:type="rectangle" draw:enhanced-path="M 0 0 L 21600 0 21600 21600 0 21600 0 0 Z N"/>
          </draw:custom-shape>
          <draw:custom-shape draw:style-name="gr58" draw:text-style-name="P1" xml:id="id61" draw:id="id61" draw:layer="layout" svg:width="11.4cm" svg:height="1.6cm" svg:x="81.086cm" svg:y="91.9cm">
            <text:p text:style-name="P1">열려진 창을 닫는다</text:p>
            <draw:enhanced-geometry svg:viewBox="0 0 21600 21600" draw:type="rectangle" draw:enhanced-path="M 0 0 L 21600 0 21600 21600 0 21600 0 0 Z N"/>
          </draw:custom-shape>
          <draw:rect draw:style-name="gr2" draw:text-style-name="P2" xml:id="id62" draw:id="id62" draw:layer="layout" svg:width="11.931cm" svg:height="2.4cm" svg:x="80.821cm" svg:y="97.2cm">
            <text:p text:style-name="P1">처음 시작점으로 되돌아 오는 비행</text:p>
            <text:p text:style-name="P1">노드를 활성화하는 파라미터를 설정한다</text:p>
          </draw:rect>
          <draw:custom-shape draw:style-name="gr59" draw:text-style-name="P1" xml:id="id63" draw:id="id63" draw:layer="layout" svg:width="11cm" svg:height="2cm" svg:x="81.286cm" svg:y="101.3cm">
            <text:p text:style-name="P1">매니저 노드가 비행 노드를 실행할 수</text:p>
            <text:p text:style-name="P1">있도록 파라미터를 설정한다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86.77cm" svg:y1="82.2cm" svg:x2="86.82cm" svg:y2="85.1cm" draw:start-shape="id13" draw:start-glue-point="6" draw:end-shape="id59" draw:end-glue-point="0" svg:d="M86770 82200l50 2900" svg:viewBox="0 0 51 2901">
            <text:p text:style-name="P1">아니오</text:p>
          </draw:connector>
          <draw:connector draw:style-name="gr10" draw:text-style-name="P3" draw:layer="layout" draw:type="line" svg:x1="86.786cm" svg:y1="91.1cm" svg:x2="86.786cm" svg:y2="91.9cm" draw:start-shape="id60" draw:start-glue-point="2" draw:end-shape="id61" draw:end-glue-point="0" svg:d="M86786 91100v800" svg:viewBox="0 0 1 801">
            <text:p/>
          </draw:connector>
          <draw:connector draw:style-name="gr10" draw:text-style-name="P3" draw:layer="layout" draw:type="line" svg:x1="86.786cm" svg:y1="93.5cm" svg:x2="86.786cm" svg:y2="97.2cm" draw:start-shape="id61" draw:start-glue-point="2" draw:end-shape="id62" draw:end-glue-point="0" svg:d="M86786 93500v3700" svg:viewBox="0 0 1 3701">
            <text:p/>
          </draw:connector>
          <draw:connector draw:style-name="gr10" draw:text-style-name="P3" draw:layer="layout" draw:type="line" svg:x1="86.786cm" svg:y1="99.6cm" svg:x2="86.786cm" svg:y2="101.3cm" draw:start-shape="id62" draw:end-shape="id63" draw:end-glue-point="0" svg:d="M86786 99600v1700" svg:viewBox="0 0 1 1701">
            <text:p/>
          </draw:connector>
          <draw:connector draw:style-name="gr10" draw:text-style-name="P3" draw:layer="layout" draw:type="line" svg:x1="22.7cm" svg:y1="36cm" svg:x2="22.534cm" svg:y2="40.9cm" draw:start-shape="id64" draw:start-glue-point="2" draw:end-shape="id65" draw:end-glue-point="0" svg:d="M22700 36000l-166 4900" svg:viewBox="0 0 167 4901">
            <text:p/>
          </draw:connector>
          <draw:custom-shape draw:style-name="gr60" draw:text-style-name="P1" xml:id="id66" draw:id="id66" draw:layer="layout" svg:width="10.5cm" svg:height="3.3cm" svg:x="15.57cm" svg:y="98.5cm">
            <text:p text:style-name="P1">처음 시작점으로 되돌아 오는 비행</text:p>
            <text:p text:style-name="P1">노드를 활성화하는 파라미터를 설정한다</text:p>
            <draw:enhanced-geometry svg:viewBox="0 0 21600 21600" draw:type="rectangle" draw:enhanced-path="M 0 0 L 21600 0 21600 21600 0 21600 0 0 Z N"/>
          </draw:custom-shape>
          <draw:connector draw:style-name="gr61" draw:text-style-name="P1" draw:layer="layout" svg:x1="16.569cm" svg:y1="42.1cm" svg:x2="20.82cm" svg:y2="98.5cm" draw:start-shape="id65" draw:start-glue-point="3" draw:end-shape="id66" draw:end-glue-point="0" svg:d="M16569 42100h-501v28800h4752v27600" svg:viewBox="0 0 4753 56401">
            <text:p/>
          </draw:connector>
          <draw:connector draw:style-name="gr61" draw:text-style-name="P1" draw:layer="layout" draw:line-skew="6.15cm" svg:x1="50.77cm" svg:y1="61.35cm" svg:x2="26.07cm" svg:y2="100.15cm" draw:start-shape="id47" draw:start-glue-point="3" draw:end-shape="id66" draw:end-glue-point="1" svg:d="M50770 61350h-6200v38800h-18500" svg:viewBox="0 0 24701 38801">
            <text:p/>
          </draw:connector>
          <draw:connector draw:style-name="gr61" draw:text-style-name="P1" draw:layer="layout" svg:x1="80.821cm" svg:y1="98.4cm" svg:x2="26.07cm" svg:y2="100.15cm" draw:start-shape="id62" draw:end-shape="id66" draw:end-glue-point="1" svg:d="M80821 98400h-27375v1750h-27376" svg:viewBox="0 0 54752 1751">
            <text:p/>
          </draw:connector>
          <draw:connector draw:style-name="gr61" draw:text-style-name="P1" draw:layer="layout" draw:line-skew="5.599cm 2.799cm" svg:x1="136.17cm" svg:y1="70.35cm" svg:x2="20.82cm" svg:y2="101.8cm" draw:start-shape="id67" draw:start-glue-point="1" draw:end-shape="id66" draw:end-glue-point="2" svg:d="M136170 70350h6100v34750h-121450v-3300" svg:viewBox="0 0 121451 34751">
            <text:p/>
          </draw:connector>
          <draw:connector draw:style-name="gr10" draw:text-style-name="P3" draw:layer="layout" draw:line-skew="-12.269cm" svg:x1="15.57cm" svg:y1="100.15cm" svg:x2="25.97cm" svg:y2="21cm" draw:start-shape="id66" draw:start-glue-point="3" draw:end-shape="id52" draw:end-glue-point="3" svg:d="M15570 100150h-12770v-79150h23170" svg:viewBox="0 0 23171 79151">
            <text:p/>
          </draw:connector>
          <draw:connector draw:style-name="gr10" draw:text-style-name="P3" draw:layer="layout" draw:line-skew="-4.299cm -9.2cm 9.599cm" svg:x1="50.87cm" svg:y1="67.75cm" svg:x2="54.97cm" svg:y2="21.299cm" draw:start-shape="id57" draw:start-glue-point="3" draw:end-shape="id35" draw:end-glue-point="5" svg:d="M50870 67750h-4800v-32550h19000v-13901h-10100" svg:viewBox="0 0 19001 46452">
            <text:p/>
          </draw:connector>
          <draw:connector draw:style-name="gr61" draw:text-style-name="P1" draw:layer="layout" svg:x1="81.286cm" svg:y1="102.3cm" svg:x2="63.07cm" svg:y2="67.75cm" draw:start-shape="id63" draw:start-glue-point="3" draw:end-shape="id57" svg:d="M81286 102300h-9108v-34550h-9108" svg:viewBox="0 0 18217 34551">
            <text:p/>
          </draw:connector>
          <draw:connector draw:style-name="gr6" draw:text-style-name="P3" draw:layer="layout" draw:line-skew="2.848cm" svg:x1="134.17cm" svg:y1="25.55cm" svg:x2="133.97cm" svg:y2="20.8cm" draw:start-shape="id14" draw:start-glue-point="7" draw:end-shape="id50" draw:end-glue-point="1" svg:d="M134170 25550h3350v-4750h-3550" svg:viewBox="0 0 3551 4751">
            <text:p text:style-name="P1">아니오</text:p>
          </draw:connector>
          <draw:custom-shape draw:style-name="gr62" draw:text-style-name="P1" xml:id="id70" draw:id="id70" draw:layer="layout" svg:width="13.6cm" svg:height="1.9cm" svg:x="122.47cm" svg:y="81.1cm">
            <text:p text:style-name="P1">매니저 노드가 비행 노드를 실행할 수 있도록</text:p>
            <text:p text:style-name="P1">파라미터를 설정한다</text:p>
            <draw:enhanced-geometry svg:viewBox="0 0 21600 21600" draw:type="rectangle" draw:enhanced-path="M 0 0 L 21600 0 21600 21600 0 21600 0 0 Z N"/>
          </draw:custom-shape>
          <draw:custom-shape draw:style-name="gr63" draw:text-style-name="P1" xml:id="id68" draw:id="id68" draw:layer="layout" svg:width="11.1cm" svg:height="3.8cm" svg:x="123.57cm" svg:y="51.4cm">
            <text:p text:style-name="P1">베터리의 잔량 부족을</text:p>
            <text:p text:style-name="P1">1회 이상 출력했는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3" draw:layer="layout" draw:type="line" svg:x1="129.62cm" svg:y1="49.1cm" svg:x2="129.12cm" svg:y2="51.4cm" draw:start-shape="id8" draw:start-glue-point="6" draw:end-shape="id68" svg:d="M129620 49100l-500 2300" svg:viewBox="0 0 501 2301">
            <text:p text:style-name="P1">예</text:p>
          </draw:connector>
          <draw:connector draw:style-name="gr6" draw:text-style-name="P3" draw:layer="layout" draw:line-skew="-3.099cm" svg:x1="123.57cm" svg:y1="53.3cm" svg:x2="124.97cm" svg:y2="38.65cm" draw:start-shape="id68" draw:start-glue-point="5" draw:end-shape="id7" draw:end-glue-point="3" svg:d="M123570 53300h-3600v-14650h5000" svg:viewBox="0 0 5001 14651">
            <text:p text:style-name="P1">예</text:p>
          </draw:connector>
          <draw:connector draw:style-name="gr6" draw:text-style-name="P3" draw:layer="layout" draw:type="line" svg:x1="129.12cm" svg:y1="55.2cm" svg:x2="129.37cm" svg:y2="57.5cm" draw:start-shape="id68" draw:start-glue-point="6" draw:end-shape="id33" svg:d="M129120 55200l250 2300" svg:viewBox="0 0 251 2301">
            <text:p text:style-name="P1">아니오</text:p>
          </draw:connector>
          <draw:connector draw:style-name="gr10" draw:text-style-name="P3" draw:layer="layout" draw:type="line" svg:x1="129.12cm" svg:y1="65.5cm" svg:x2="129.17cm" svg:y2="69.1cm" draw:start-shape="id34" draw:start-glue-point="2" draw:end-shape="id67" svg:d="M129120 65500l50 3600" svg:viewBox="0 0 51 3601">
            <text:p/>
          </draw:connector>
          <draw:connector draw:style-name="gr10" draw:text-style-name="P3" draw:layer="layout" draw:type="line" svg:x1="129.17cm" svg:y1="71.6cm" svg:x2="129.42cm" svg:y2="74.2cm" draw:start-shape="id67" draw:start-glue-point="2" draw:end-shape="id69" svg:d="M129170 71600l250 2600" svg:viewBox="0 0 251 2601">
            <text:p/>
          </draw:connector>
          <draw:connector draw:style-name="gr10" draw:text-style-name="P3" draw:layer="layout" draw:type="line" svg:x1="129.42cm" svg:y1="77.1cm" svg:x2="129.27cm" svg:y2="81.1cm" draw:start-shape="id69" draw:end-shape="id70" svg:d="M129420 77100l-150 4000" svg:viewBox="0 0 151 4001">
            <text:p/>
          </draw:connector>
          <draw:connector draw:style-name="gr6" draw:text-style-name="P3" draw:layer="layout" draw:line-skew="10.999cm -17.35cm" svg:x1="129.27cm" svg:y1="83cm" svg:x2="54.97cm" svg:y2="21.799cm" draw:start-shape="id70" draw:start-glue-point="2" draw:end-shape="id35" draw:end-glue-point="6" svg:d="M129270 83000v11500h-57900v-72701h-16400" svg:viewBox="0 0 74301 72702">
            <text:p text:style-name="P1">a</text:p>
          </draw:connector>
          <draw:custom-shape draw:style-name="gr64" draw:text-style-name="P1" xml:id="id72" draw:id="id72" draw:layer="layout" svg:width="10.8cm" svg:height="2.6cm" svg:x="100.57cm" svg:y="22.6cm">
            <text:p text:style-name="P1">입력받은 위경도는</text:p>
            <text:p text:style-name="P1">유효한가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3" draw:layer="layout" draw:type="line" svg:x1="105.87cm" svg:y1="21.6cm" svg:x2="105.97cm" svg:y2="22.6cm" draw:start-shape="id71" draw:start-glue-point="2" draw:end-shape="id72" svg:d="M105870 21600l100 1000" svg:viewBox="0 0 101 1001">
            <text:p/>
          </draw:connector>
          <draw:connector draw:style-name="gr6" draw:text-style-name="P3" draw:layer="layout" svg:x1="111.37cm" svg:y1="23.9cm" svg:x2="110.57cm" svg:y2="20.3cm" draw:start-shape="id72" draw:start-glue-point="7" draw:end-shape="id71" svg:d="M111370 23900h502v-3600h-1302" svg:viewBox="0 0 1303 3601">
            <text:p text:style-name="P1">아니오</text:p>
          </draw:connector>
          <draw:connector draw:style-name="gr6" draw:text-style-name="P3" draw:layer="layout" draw:type="line" svg:x1="105.97cm" svg:y1="25.2cm" svg:x2="105.37cm" svg:y2="27.9cm" draw:start-shape="id72" draw:start-glue-point="6" draw:end-shape="id73" draw:end-glue-point="0" svg:d="M105970 25200l-600 2700" svg:viewBox="0 0 601 2701">
            <text:p text:style-name="P1">예</text:p>
          </draw:connector>
          <draw:custom-shape draw:style-name="gr65" draw:text-style-name="P1" xml:id="id73" draw:id="id73" draw:layer="layout" svg:width="13.2cm" svg:height="2.4cm" svg:x="98.77cm" svg:y="27.9cm">
            <text:p text:style-name="P1">파라미터 서버에 처음 시작점의 위경도를</text:p>
            <text:p text:style-name="P1">저장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105.97cm" svg:y1="17.4cm" svg:x2="105.87cm" svg:y2="19cm" draw:start-shape="id31" draw:end-shape="id71" svg:d="M105970 17400l-100 1600" svg:viewBox="0 0 101 1601">
            <text:p/>
          </draw:connector>
          <draw:custom-shape draw:style-name="gr66" draw:text-style-name="P1" xml:id="id46" draw:id="id46" draw:layer="layout" svg:width="9.7cm" svg:height="2.1cm" svg:x="103.17cm" svg:y="50.4cm">
            <text:p text:style-name="P1">화재 경보의 메시지를 보낸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107.77cm" svg:y1="48.3cm" svg:x2="108.02cm" svg:y2="50.4cm" draw:start-shape="id45" draw:start-glue-point="2" draw:end-shape="id46" draw:end-glue-point="0" svg:d="M107770 48300l250 2100" svg:viewBox="0 0 251 2101">
            <text:p/>
          </draw:connector>
          <draw:connector draw:style-name="gr10" draw:text-style-name="P3" draw:layer="layout" draw:type="line" svg:x1="105.37cm" svg:y1="30.3cm" svg:x2="107.07cm" svg:y2="33.9cm" draw:start-shape="id73" draw:start-glue-point="2" draw:end-shape="id43" draw:end-glue-point="0" svg:d="M105370 30300l1700 3600" svg:viewBox="0 0 1701 3601">
            <text:p/>
          </draw:connector>
          <draw:custom-shape draw:style-name="gr67" draw:text-style-name="P1" xml:id="id74" draw:id="id74" draw:layer="layout" svg:width="10.9cm" svg:height="2.2cm" svg:x="4.02cm" svg:y="33.6cm">
            <text:p text:style-name="P1">매니저 노드의 파라미터 값을 0으로</text:p>
            <text:p text:style-name="P1">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9.47cm" svg:y1="31.6cm" svg:x2="9.47cm" svg:y2="33.6cm" draw:start-shape="id56" draw:start-glue-point="2" draw:end-shape="id74" svg:d="M9470 31600v2000" svg:viewBox="0 0 1 2001">
            <text:p/>
          </draw:connector>
          <draw:connector draw:style-name="gr10" draw:text-style-name="P3" draw:layer="layout" draw:type="line" svg:x1="9.47cm" svg:y1="35.8cm" svg:x2="9.47cm" svg:y2="39cm" draw:start-shape="id74" draw:start-glue-point="2" draw:end-shape="id53" draw:end-glue-point="0" svg:d="M9470 35800v3200" svg:viewBox="0 0 1 3201">
            <text:p/>
          </draw:connector>
          <draw:custom-shape draw:style-name="gr68" draw:text-style-name="P1" xml:id="id10" draw:id="id10" draw:layer="layout" svg:width="9.7cm" svg:height="1.8cm" svg:x="82.07cm" svg:y="69.4cm">
            <text:p text:style-name="P1">화재를 화면의 중앙에 맞추었음을 </text:p>
            <text:p text:style-name="P1">출력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svg:x1="92.286cm" svg:y1="102.3cm" svg:x2="81.57cm" svg:y2="21.001cm" draw:start-shape="id63" draw:start-glue-point="1" draw:end-shape="id41" draw:end-glue-point="4" svg:d="M92286 102300h501v-81299h-11217" svg:viewBox="0 0 11218 81300">
            <text:p/>
          </draw:connector>
          <draw:connector draw:style-name="gr10" draw:text-style-name="P3" draw:layer="layout" draw:type="line" svg:x1="86.92cm" svg:y1="71.2cm" svg:x2="86.77cm" svg:y2="75.4cm" draw:start-shape="id10" draw:end-shape="id12" draw:end-glue-point="0" svg:d="M86920 71200l-150 4200" svg:viewBox="0 0 151 4201">
            <text:p/>
          </draw:connector>
          <draw:custom-shape draw:style-name="gr69" draw:text-style-name="P1" xml:id="id75" draw:id="id75" draw:layer="layout" svg:width="11.9cm" svg:height="2cm" svg:x="3.52cm" svg:y="52.9cm">
            <text:p text:style-name="P1">종료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9.47cm" svg:y1="50.1cm" svg:x2="9.47cm" svg:y2="52.9cm" draw:start-shape="id55" draw:start-glue-point="2" draw:end-shape="id75" draw:end-glue-point="0" svg:d="M9470 50100v2800" svg:viewBox="0 0 1 2801">
            <text:p/>
          </draw:connector>
          <draw:custom-shape draw:style-name="gr70" draw:text-style-name="P1" xml:id="id77" draw:id="id77" draw:layer="layout" svg:width="8cm" svg:height="1.7cm" svg:x="18.7cm" svg:y="50.6cm">
            <text:p text:style-name="P1">종료한다</text:p>
            <draw:enhanced-geometry svg:viewBox="0 0 21600 21600" draw:type="rectangle" draw:enhanced-path="M 0 0 L 21600 0 21600 21600 0 21600 0 0 Z N"/>
          </draw:custom-shape>
          <draw:custom-shape draw:style-name="gr45" draw:text-style-name="P1" xml:id="id76" draw:id="id76" draw:layer="layout" svg:width="9.5cm" svg:height="2.4cm" svg:x="17.8cm" svg:y="45.6cm">
            <text:p text:style-name="P1">매니저 노드가 비행 노드를</text:p>
            <text:p text:style-name="P1">실행하도록 파라미터를 설정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22.534cm" svg:y1="43.3cm" svg:x2="22.55cm" svg:y2="45.6cm" draw:start-shape="id65" draw:start-glue-point="2" draw:end-shape="id76" draw:end-glue-point="0" svg:d="M22534 43300l16 2300" svg:viewBox="0 0 17 2301">
            <text:p/>
          </draw:connector>
          <draw:connector draw:style-name="gr10" draw:text-style-name="P3" draw:layer="layout" draw:type="line" svg:x1="22.55cm" svg:y1="48cm" svg:x2="22.7cm" svg:y2="50.6cm" draw:start-shape="id76" draw:start-glue-point="2" draw:end-shape="id77" draw:end-glue-point="0" svg:d="M22550 48000l150 2600" svg:viewBox="0 0 151 2601">
            <text:p/>
          </draw:connector>
          <draw:connector draw:style-name="gr10" draw:text-style-name="P3" draw:layer="layout" draw:line-skew="5.615cm" svg:x1="27.3cm" svg:y1="46.8cm" svg:x2="46.27cm" svg:y2="20.75cm" draw:start-shape="id76" draw:end-shape="id35" draw:end-glue-point="3" svg:d="M27300 46800h15100v-26050h3870" svg:viewBox="0 0 18971 26051">
            <text:p/>
          </draw:connector>
          <draw:custom-shape draw:style-name="gr71" draw:text-style-name="P1" xml:id="id59" draw:id="id59" draw:layer="layout" svg:width="10.7cm" svg:height="1.7cm" svg:x="81.47cm" svg:y="85.1cm">
            <text:p text:style-name="P1">고도와 카메라의 각도에 따라</text:p>
            <text:p text:style-name="P1">앞으로 전진하여 소화탄을 투척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86.82cm" svg:y1="86.8cm" svg:x2="86.786cm" svg:y2="89.4cm" draw:start-shape="id59" draw:start-glue-point="2" draw:end-shape="id60" draw:end-glue-point="0" svg:d="M86820 86800l-34 2600" svg:viewBox="0 0 35 2601">
            <text:p/>
          </draw:connector>
          <draw:custom-shape draw:style-name="gr72" draw:text-style-name="P1" xml:id="id78" draw:id="id78" draw:layer="layout" svg:width="9.4cm" svg:height="2.6cm" svg:x="16.9cm" svg:y="30.3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draw:type="line" svg:x1="25.87cm" svg:y1="27.3cm" svg:x2="21.6cm" svg:y2="30.3cm" draw:start-shape="id51" draw:start-glue-point="6" draw:end-shape="id78" draw:end-glue-point="0" svg:d="M25870 27300l-4270 3000" svg:viewBox="0 0 4271 3001">
            <text:p text:style-name="P1">목표 지점에서 순찰하는 비행 모드</text:p>
          </draw:connector>
          <draw:custom-shape draw:style-name="gr73" draw:text-style-name="P1" xml:id="id40" draw:id="id40" draw:layer="layout" svg:width="9.6cm" svg:height="2.3cm" svg:x="28.7cm" svg:y="76.8cm">
            <text:p text:style-name="P1">순찰하는 비행 모드로 파라미터를</text:p>
            <text:p text:style-name="P1">바꾼다</text:p>
            <draw:enhanced-geometry svg:viewBox="0 0 21600 21600" draw:type="rectangle" draw:enhanced-path="M 0 0 L 21600 0 21600 21600 0 21600 0 0 Z N"/>
          </draw:custom-shape>
          <draw:custom-shape draw:style-name="gr74" draw:text-style-name="P1" xml:id="id79" draw:id="id79" draw:layer="layout" svg:width="7.9cm" svg:height="2.4cm" svg:x="29.6cm" svg:y="80.6cm">
            <text:p text:style-name="P1">종료한다</text:p>
            <draw:enhanced-geometry svg:viewBox="0 0 21600 21600" draw:type="rectangle" draw:enhanced-path="M 0 0 L 21600 0 21600 21600 0 21600 0 0 Z N"/>
          </draw:custom-shape>
          <draw:connector draw:style-name="gr10" draw:text-style-name="P3" draw:layer="layout" draw:type="line" svg:x1="33.5cm" svg:y1="79.1cm" svg:x2="33.55cm" svg:y2="80.6cm" draw:start-shape="id40" draw:start-glue-point="2" draw:end-shape="id79" draw:end-glue-point="0" svg:d="M33500 79100l50 1500" svg:viewBox="0 0 51 1501">
            <text:p/>
          </draw:connector>
        </draw:g>
      </draw:page>
      <draw:page draw:name="page2" draw:style-name="dp1" draw:master-page-name="기본값">
        <draw:custom-shape draw:style-name="gr75" draw:text-style-name="P1" xml:id="id80" draw:id="id80" draw:layer="layout" svg:width="8.6cm" svg:height="3.6cm" svg:x="16.1cm" svg:y="25cm">
          <draw:glue-point draw:id="4" svg:x="-2.906cm" svg:y="5cm"/>
          <text:p text:style-name="P1">Fly manager</text:p>
          <text:p text:style-name="P1">(실행될 때 0으로 초기화)</text:p>
          <text:p text:style-name="P1">파라미터를 계속 검사함</text:p>
          <draw:enhanced-geometry svg:viewBox="0 0 21600 21600" draw:type="rectangle" draw:enhanced-path="M 0 0 L 21600 0 21600 21600 0 21600 0 0 Z N"/>
        </draw:custom-shape>
        <draw:custom-shape draw:style-name="gr76" draw:text-style-name="P1" xml:id="id84" draw:id="id84" draw:layer="layout" svg:width="9.9cm" svg:height="3.6cm" svg:x="42.8cm" svg:y="25cm">
          <text:p text:style-name="P1">Detect Manager</text:p>
          <text:p text:style-name="P1">(실행될 때 0으로 초기화)</text:p>
          <text:p text:style-name="P1">파라미터를 계속 검사함</text:p>
          <draw:enhanced-geometry svg:viewBox="0 0 21600 21600" draw:type="rectangle" draw:enhanced-path="M 0 0 L 21600 0 21600 21600 0 21600 0 0 Z N"/>
        </draw:custom-shape>
        <draw:custom-shape draw:style-name="gr77" draw:text-style-name="P1" xml:id="id83" draw:id="id83" draw:layer="layout" svg:width="9.3cm" svg:height="3.1cm" svg:x="15.6cm" svg:y="11.8cm">
          <text:p text:style-name="P1">flytarget</text:p>
          <draw:enhanced-geometry svg:viewBox="0 0 21600 21600" draw:type="rectangle" draw:enhanced-path="M 0 0 L 21600 0 21600 21600 0 21600 0 0 Z N"/>
        </draw:custom-shape>
        <draw:custom-shape draw:style-name="gr78" draw:text-style-name="P1" xml:id="id87" draw:id="id87" draw:layer="layout" svg:width="9.7cm" svg:height="2.9cm" svg:x="42.7cm" svg:y="11.6cm">
          <text:p text:style-name="P1">Detect fire</text:p>
          <draw:enhanced-geometry svg:viewBox="0 0 21600 21600" draw:type="rectangle" draw:enhanced-path="M 0 0 L 21600 0 21600 21600 0 21600 0 0 Z N"/>
        </draw:custom-shape>
        <draw:custom-shape draw:style-name="gr79" draw:text-style-name="P1" xml:id="id89" draw:id="id89" draw:layer="layout" svg:width="12.3cm" svg:height="3.5cm" svg:x="26cm" svg:y="38.8cm">
          <text:p text:style-name="P1">Manger</text:p>
          <text:p text:style-name="P1">(실행될 때 파라미터 0으로 초기화)</text:p>
          <draw:enhanced-geometry svg:viewBox="0 0 21600 21600" draw:type="rectangle" draw:enhanced-path="M 0 0 L 21600 0 21600 21600 0 21600 0 0 Z N"/>
        </draw:custom-shape>
        <draw:custom-shape draw:style-name="gr80" draw:text-style-name="P1" xml:id="id81" draw:id="id81" draw:layer="layout" svg:width="13.2cm" svg:height="2cm" svg:x="13.5cm" svg:y="20.1cm">
          <text:p text:style-name="P1">flytarget을 실행하고 있음을 나타내는 </text:p>
          <text:p text:style-name="P1">파라미터를 설정한다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20.4cm" svg:y1="25cm" svg:x2="20.1cm" svg:y2="22.1cm" draw:start-shape="id80" draw:start-glue-point="0" draw:end-shape="id81" svg:d="M20400 25000l-300-2900" svg:viewBox="0 0 301 2901">
          <text:p/>
        </draw:connector>
        <draw:connector draw:style-name="gr10" draw:text-style-name="P3" draw:layer="layout" draw:type="line" svg:x1="19.7cm" svg:y1="17.2cm" svg:x2="20.25cm" svg:y2="14.9cm" draw:start-shape="id82" draw:start-glue-point="0" draw:end-shape="id83" draw:end-glue-point="2" svg:d="M19700 17200l550-2300" svg:viewBox="0 0 551 2301">
          <text:p/>
        </draw:connector>
        <draw:custom-shape draw:style-name="gr81" draw:text-style-name="P1" xml:id="id82" draw:id="id82" draw:layer="layout" svg:width="9.2cm" svg:height="1.4cm" svg:x="15.1cm" svg:y="17.2cm">
          <text:p text:style-name="P1">Flytarget 실행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20.1cm" svg:y1="20.1cm" svg:x2="19.7cm" svg:y2="18.6cm" draw:start-shape="id81" draw:start-glue-point="0" draw:end-shape="id82" svg:d="M20100 20100l-400-1500" svg:viewBox="0 0 401 1501">
          <text:p/>
        </draw:connector>
        <draw:custom-shape draw:style-name="gr82" draw:text-style-name="P1" xml:id="id85" draw:id="id85" draw:layer="layout" svg:width="13.1cm" svg:height="2.4cm" svg:x="40.6cm" svg:y="20.7cm">
          <text:p text:style-name="P1">Detect fire를 실행하고 있음을 나타내는</text:p>
          <text:p text:style-name="P1">파라미터를 설정한다</text:p>
          <draw:enhanced-geometry svg:viewBox="0 0 21600 21600" draw:type="rectangle" draw:enhanced-path="M 0 0 L 21600 0 21600 21600 0 21600 0 0 Z N"/>
        </draw:custom-shape>
        <draw:custom-shape draw:style-name="gr83" draw:text-style-name="P1" xml:id="id86" draw:id="id86" draw:layer="layout" svg:width="8.8cm" svg:height="1.7cm" svg:x="42.3cm" svg:y="17.3cm">
          <text:p text:style-name="P1">Detect fire 실행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7.75cm" svg:y1="25cm" svg:x2="47.15cm" svg:y2="23.1cm" draw:start-shape="id84" draw:start-glue-point="0" draw:end-shape="id85" svg:d="M47750 25000l-600-1900" svg:viewBox="0 0 601 1901">
          <text:p/>
        </draw:connector>
        <draw:connector draw:style-name="gr10" draw:text-style-name="P3" draw:layer="layout" draw:type="line" svg:x1="47.15cm" svg:y1="20.7cm" svg:x2="46.7cm" svg:y2="19cm" draw:start-shape="id85" draw:start-glue-point="0" draw:end-shape="id86" draw:end-glue-point="2" svg:d="M47150 20700l-450-1700" svg:viewBox="0 0 451 1701">
          <text:p/>
        </draw:connector>
        <draw:connector draw:style-name="gr10" draw:text-style-name="P3" draw:layer="layout" draw:type="line" svg:x1="46.7cm" svg:y1="17.3cm" svg:x2="47.55cm" svg:y2="14.5cm" draw:start-shape="id86" draw:start-glue-point="0" draw:end-shape="id87" svg:d="M46700 17300l850-2800" svg:viewBox="0 0 851 2801">
          <text:p/>
        </draw:connector>
        <draw:custom-shape draw:style-name="gr84" draw:text-style-name="P1" xml:id="id88" draw:id="id88" draw:layer="layout" svg:width="7.9cm" svg:height="3.8cm" svg:x="42.6cm" svg:y="33.6cm">
          <text:p text:style-name="P1">Manager가 무언가</text:p>
          <text:p text:style-name="P1">실행하고 있는지</text:p>
          <text:p text:style-name="P1">파라미터로 확인한다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7.75cm" svg:y1="28.6cm" svg:x2="46.55cm" svg:y2="33.6cm" draw:start-shape="id84" draw:start-glue-point="2" draw:end-shape="id88" svg:d="M47750 28600l-1200 5000" svg:viewBox="0 0 1201 5001">
          <text:p/>
        </draw:connector>
        <draw:connector draw:style-name="gr10" draw:text-style-name="P3" draw:layer="layout" draw:type="line" svg:x1="46.55cm" svg:y1="37.4cm" svg:x2="38.3cm" svg:y2="40.55cm" draw:start-shape="id88" draw:start-glue-point="2" draw:end-shape="id89" draw:end-glue-point="1" svg:d="M46550 37400l-8250 3150" svg:viewBox="0 0 8251 3151">
          <text:p/>
        </draw:connector>
        <draw:custom-shape draw:style-name="gr84" draw:text-style-name="P1" xml:id="id90" draw:id="id90" draw:layer="layout" svg:width="7.9cm" svg:height="3.8cm" svg:x="18cm" svg:y="33.6cm">
          <text:p text:style-name="P1">Manager가 무언가</text:p>
          <text:p text:style-name="P1">실행하고 있는지</text:p>
          <text:p text:style-name="P1">파라미터로 확인한다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20.4cm" svg:y1="28.6cm" svg:x2="21.95cm" svg:y2="33.6cm" draw:start-shape="id80" draw:end-shape="id90" svg:d="M20400 28600l1550 5000" svg:viewBox="0 0 1551 5001">
          <text:p/>
        </draw:connector>
        <draw:connector draw:style-name="gr10" draw:text-style-name="P3" draw:layer="layout" draw:type="line" svg:x1="21.95cm" svg:y1="37.4cm" svg:x2="26cm" svg:y2="40.55cm" draw:start-shape="id90" draw:start-glue-point="2" draw:end-shape="id89" draw:end-glue-point="3" svg:d="M21950 37400l4050 3150" svg:viewBox="0 0 4051 3151">
          <text:p/>
        </draw:connector>
        <draw:custom-shape draw:style-name="gr85" draw:text-style-name="P1" xml:id="id91" draw:id="id91" draw:layer="layout" svg:width="10.9cm" svg:height="3.6cm" svg:x="28cm" svg:y="25.7cm">
          <text:p text:style-name="P1">실행 및 파라미터 검사</text:p>
          <text:p text:style-name="P1">종료 및 실행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32.15cm" svg:y1="38.8cm" svg:x2="33.45cm" svg:y2="29.3cm" draw:start-shape="id89" draw:start-glue-point="0" draw:end-shape="id91" svg:d="M32150 38800l1300-9500" svg:viewBox="0 0 1301 9501">
          <text:p/>
        </draw:connector>
        <draw:connector draw:style-name="gr6" draw:text-style-name="P3" draw:layer="layout" draw:type="line" svg:x1="28cm" svg:y1="27.5cm" svg:x2="24.7cm" svg:y2="26.8cm" draw:start-shape="id91" draw:start-glue-point="3" draw:end-shape="id80" svg:d="M28000 27500l-3300-700" svg:viewBox="0 0 3301 701">
          <text:p text:style-name="P1">실행</text:p>
        </draw:connector>
        <draw:connector draw:style-name="gr10" draw:text-style-name="P3" draw:layer="layout" draw:type="line" svg:x1="38.9cm" svg:y1="27.5cm" svg:x2="42.8cm" svg:y2="26.8cm" draw:start-shape="id91" draw:start-glue-point="1" draw:end-shape="id84" draw:end-glue-point="3" svg:d="M38900 27500l3900-700" svg:viewBox="0 0 39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54.94cm" fo:page-height="110.0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계층4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e </meta:initial-creator>
    <meta:creation-date>2021-07-23T11:54:53.93</meta:creation-date>
    <dc:date>2021-08-24T09:07:14.870372944</dc:date>
    <meta:editing-duration>P1DT2H47M35S</meta:editing-duration>
    <meta:editing-cycles>588</meta:editing-cycles>
    <meta:generator>LibreOffice/6.0.7.3$Linux_X86_64 LibreOffice_project/00m0$Build-3</meta:generator>
    <meta:document-statistic meta:object-count="207"/>
  </office:meta>
</office:document-meta>
</file>